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style:font-name="Trebuchet MS" fo:font-size="10pt" fo:font-weight="bold" officeooo:rsid="000121de" officeooo:paragraph-rsid="000121de" style:font-size-asian="10pt" style:font-weight-asian="bold" style:font-size-complex="10pt" style:font-weight-complex="bold"/>
    </style:style>
    <style:style style:name="P2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61027" fo:background-color="#fafafa" style:font-name-asian="NSimSun1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61027" fo:background-color="#fafafa" style:font-name-asian="NSimSun1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121de" fo:background-color="#fafafa" style:font-name-asian="NSimSun1" style:font-size-asian="14pt" style:font-weight-asian="bold" style:font-name-complex="Arial" style:font-size-complex="14pt" style:font-weight-complex="bold"/>
    </style:style>
    <style:style style:name="P5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61027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15645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15645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15645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1e954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1ef597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20d870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23ee2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23ee2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1c80a3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ff151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0d870" officeooo:paragraph-rsid="0020d870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0d870" officeooo:paragraph-rsid="0029c6e0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0d870" officeooo:paragraph-rsid="002ea7cb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0d870" officeooo:paragraph-rsid="0039819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0d870" officeooo:paragraph-rsid="004edb5e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1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02feb8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02feb8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3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03f231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029c6e0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0ff151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6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10e45f6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039819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8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141197b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141197b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1415e9a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feb89" officeooo:paragraph-rsid="0142533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2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3f231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3f231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4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9fb678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5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9fb82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6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b8aeaa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7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6110f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8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0e205f4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39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145057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145057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1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149220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149220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3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5daa17" officeooo:paragraph-rsid="005daa17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ea7cb" officeooo:paragraph-rsid="0027be8e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2ea7cb" officeooo:paragraph-rsid="0027be8e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f0e206" officeooo:paragraph-rsid="00f0e206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47" style:family="paragraph" style:parent-style-name="Heading_20_1"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121de" fo:background-color="#fafafa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121de" fo:background-color="#fafafa" style:font-size-asian="14pt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24292f" loext:opacity="100%" style:font-name="apple-system" fo:font-size="14pt" fo:letter-spacing="normal" fo:font-style="normal" fo:font-weight="bold" officeooo:rsid="000121de" officeooo:paragraph-rsid="000121de" style:font-size-asian="14pt" style:font-weight-asian="bold" style:font-size-complex="14pt" style:font-weight-complex="bold"/>
    </style:style>
    <style:style style:name="P50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15645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15645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15645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061027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4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0d870" officeooo:paragraph-rsid="0027be8e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0d870" officeooo:paragraph-rsid="0029c6e0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0d870" officeooo:paragraph-rsid="0029c6e0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0d870" officeooo:paragraph-rsid="0039819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8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02feb8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5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02feb8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0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02feb89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039819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03f231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110e14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4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1415e9a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2feb89" officeooo:paragraph-rsid="0114646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6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3f2312" officeooo:paragraph-rsid="003f231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061027" fo:background-color="#fafafa" style:font-name-asian="NSimSun1" style:font-size-asian="14pt" style:font-weight-asian="normal" style:font-name-complex="Arial" style:font-size-complex="14pt" style:font-weight-complex="normal"/>
    </style:style>
    <style:style style:name="P68" style:family="paragraph" style:parent-style-name="Standard"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0121de" fo:background-color="#fafafa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0121de" style:font-size-asian="14pt" style:font-weight-asian="normal" style:font-size-complex="14pt" style:font-weight-complex="normal"/>
    </style:style>
    <style:style style:name="P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style:text-underline-style="none" fo:font-weight="bold" officeooo:rsid="002feb89" officeooo:paragraph-rsid="00672e07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style:text-underline-style="solid" style:text-underline-width="auto" style:text-underline-color="font-color" fo:font-weight="normal" officeooo:rsid="0049b06c" officeooo:paragraph-rsid="0049b06c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style:text-underline-style="solid" style:text-underline-type="double" style:text-underline-width="auto" style:text-underline-color="font-color" fo:font-weight="bold" officeooo:rsid="003f2312" officeooo:paragraph-rsid="00e205f4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normal" officeooo:paragraph-rsid="00061027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normal" officeooo:paragraph-rsid="00f04d69"/>
    </style:style>
    <style:style style:name="P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normal" officeooo:paragraph-rsid="01415e9a"/>
    </style:style>
    <style:style style:name="P7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bold" officeooo:paragraph-rsid="00061027"/>
    </style:style>
    <style:style style:name="P7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bold" officeooo:paragraph-rsid="0015645c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bold" officeooo:paragraph-rsid="001c80a3"/>
    </style:style>
    <style:style style:name="P7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bold" officeooo:paragraph-rsid="003f2312"/>
    </style:style>
    <style:style style:name="P8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letter-spacing="normal" fo:font-style="normal" fo:font-weight="bold" officeooo:paragraph-rsid="00e6de03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61027" fo:background-color="#fafafa" style:font-size-asian="10pt" style:font-weight-asian="normal" style:font-size-complex="10pt" style:font-weight-complex="normal"/>
    </style:style>
    <style:style style:name="P8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61027" fo:background-color="#fafafa" style:font-size-asian="10pt" style:font-weight-asian="normal" style:font-size-complex="10pt" style:font-weight-complex="normal"/>
    </style:style>
    <style:style style:name="P83" style:family="paragraph" style:parent-style-name="Standard"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121de" fo:background-color="#fafafa" style:font-size-asian="10pt" style:font-weight-asian="normal" style:font-size-complex="10pt" style:font-weight-complex="normal"/>
    </style:style>
    <style:style style:name="P8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61027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85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61027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61027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87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1ef597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88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0d87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0d87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0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7be8e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1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9c6e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9c6e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3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feb8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feb8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feb8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398192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7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3f2312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3f2312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3f2312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4edb5e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a11fd2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9c580a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b8aeaa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c1e1de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15645c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1049cac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76ddc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10a3864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11dff0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0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1415e9a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1415e9a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141197b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e566f3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11dff09" officeooo:paragraph-rsid="011dff0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159da59" officeooo:paragraph-rsid="0159da5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style:text-underline-style="none" fo:font-weight="normal" officeooo:rsid="000121de" officeooo:paragraph-rsid="00dc1c2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7" style:family="paragraph" style:parent-style-name="Standard"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0121de" fo:background-color="#fafafa" style:font-size-asian="12pt" style:font-weight-asian="normal" style:font-size-complex="12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paragraph-rsid="00f04d69" fo:background-color="#fafafa" style:font-size-asian="12pt" style:font-size-complex="12pt"/>
    </style:style>
    <style:style style:name="P119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5645c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5645c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5645c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2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c80a3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c80a3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c80a3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e954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6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ef597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7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ef597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ef597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1ef597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20d87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1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20d87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6ed9c5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4591f8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754927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5f3a4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5173d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7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3f23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3f23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3f23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0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9fb678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9fb678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2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a11fd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9fb82d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a9adb4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b8aeaa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dd48bb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0e566f3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8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145057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4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145057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145057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1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0d870" officeooo:paragraph-rsid="0029c6e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0d870" officeooo:paragraph-rsid="0027be8e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0d870" officeooo:paragraph-rsid="0039819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0d870" officeooo:paragraph-rsid="004edb5e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2feb89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2feb89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3f23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39819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5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68d85d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650d99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8e23da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c4af0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0c7d33d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14646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41197b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41197b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7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42533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42533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6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415e9a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2feb89" officeooo:paragraph-rsid="0143a43a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4591f8" officeooo:paragraph-rsid="004591f8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d13656" officeooo:paragraph-rsid="00d13656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e205f4" officeooo:paragraph-rsid="00e205f4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6033f7" officeooo:paragraph-rsid="006033f7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5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bd8143" officeooo:paragraph-rsid="00bd8143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149220d" officeooo:paragraph-rsid="0149220d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dd48bb" officeooo:paragraph-rsid="00dd48bb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1532d1a" officeooo:paragraph-rsid="009fb82d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7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3f2312" officeooo:paragraph-rsid="0145057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18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bold" officeooo:paragraph-rsid="0145057f" style:font-size-asian="12pt" style:font-size-complex="12pt"/>
    </style:style>
    <style:style style:name="P18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0bc739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0bc739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0dc1c2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0e205f4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0e305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6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13fe631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cbb76f" officeooo:paragraph-rsid="00cbb76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cbb76f" officeooo:paragraph-rsid="00650d99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189" style:family="paragraph" style:parent-style-name="Standard">
      <style:text-properties fo:font-variant="normal" fo:text-transform="none" fo:color="#24292f" loext:opacity="100%" style:font-name="apple-system" fo:font-size="20pt" fo:letter-spacing="normal" fo:font-style="normal" fo:font-weight="normal" officeooo:rsid="000110e8" officeooo:paragraph-rsid="000110e8" style:font-size-asian="17.5pt" style:font-weight-asian="bold" style:font-size-complex="20pt" style:font-weight-complex="bold"/>
    </style:style>
    <style:style style:name="P190" style:family="paragraph" style:parent-style-name="Standard">
      <style:text-properties fo:font-variant="normal" fo:text-transform="none" fo:color="#24292f" loext:opacity="100%" style:font-name="apple-system" fo:font-size="20pt" fo:letter-spacing="normal" fo:font-style="normal" fo:font-weight="normal" officeooo:rsid="000110e8" officeooo:paragraph-rsid="000110e8" style:font-size-asian="17.5pt" style:font-weight-asian="normal" style:font-size-complex="20pt" style:font-weight-complex="normal"/>
    </style:style>
    <style:style style:name="P19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9pt" fo:letter-spacing="normal" fo:font-style="normal" fo:font-weight="normal" officeooo:rsid="000121de" officeooo:paragraph-rsid="0013e539" fo:background-color="#fafafa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9pt" fo:letter-spacing="normal" fo:font-style="normal" fo:font-weight="normal" officeooo:rsid="000121de" officeooo:paragraph-rsid="0013e539" fo:background-color="#fafafa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9pt" fo:letter-spacing="normal" fo:font-style="normal" fo:font-weight="normal" officeooo:rsid="000121de" officeooo:paragraph-rsid="0015645c" fo:background-color="#fafafa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9pt" fo:letter-spacing="normal" fo:font-style="normal" fo:font-weight="normal" officeooo:rsid="000121de" officeooo:paragraph-rsid="006ed9c5" fo:background-color="#fafafa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29c6e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2feb89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20d87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3f2312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141197b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15645c" fo:background-color="#fafafa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3f2312" officeooo:paragraph-rsid="003f23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20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3f2312" officeooo:paragraph-rsid="00b8aeaa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20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15645c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20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20d870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20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2feb89" officeooo:paragraph-rsid="003f2312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20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0121de" officeooo:paragraph-rsid="0023ee2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0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rsid="002feb89" officeooo:paragraph-rsid="00398192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0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paragraph-rsid="001c80a3" fo:background-color="#fafafa"/>
    </style:style>
    <style:style style:name="P20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e45649" loext:opacity="100%" style:font-name="Consolas" fo:font-size="6pt" fo:letter-spacing="normal" fo:font-style="normal" fo:font-weight="normal" officeooo:paragraph-rsid="00d13656" fo:background-color="#fafafa"/>
    </style:style>
    <style:style style:name="P2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383a42" loext:opacity="100%" style:font-name="Consolas" fo:font-size="6pt" fo:letter-spacing="normal" fo:font-style="normal" fo:font-weight="normal" officeooo:rsid="003f2312" officeooo:paragraph-rsid="009fb82d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383a42" loext:opacity="100%" style:font-name="Consolas" fo:font-size="6pt" fo:letter-spacing="normal" fo:font-style="normal" fo:font-weight="normal" officeooo:rsid="003f2312" officeooo:paragraph-rsid="00b8aeaa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61027"/>
    </style:style>
    <style:style style:name="P2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61027"/>
    </style:style>
    <style:style style:name="P2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49220d"/>
    </style:style>
    <style:style style:name="P2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9fb82d"/>
    </style:style>
    <style:style style:name="P2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061027" fo:background-color="#fafafa"/>
    </style:style>
    <style:style style:name="P2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2feb89" fo:background-color="#fafafa"/>
    </style:style>
    <style:style style:name="P218" style:family="paragraph" style:parent-style-name="Heading_20_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2feb89" fo:background-color="#fafafa"/>
    </style:style>
    <style:style style:name="P2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398192" fo:background-color="#fafafa"/>
    </style:style>
    <style:style style:name="P220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9fb678" fo:background-color="#fafafa"/>
    </style:style>
    <style:style style:name="P221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49b06c" fo:background-color="#fafafa"/>
    </style:style>
    <style:style style:name="P2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0ea1135" fo:background-color="#fafafa"/>
    </style:style>
    <style:style style:name="P2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normal" officeooo:paragraph-rsid="0141197b" fo:background-color="#fafafa"/>
    </style:style>
    <style:style style:name="P2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bold" officeooo:paragraph-rsid="00061027" fo:background-color="#fafafa"/>
    </style:style>
    <style:style style:name="P2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bold" officeooo:paragraph-rsid="0015645c" fo:background-color="#fafafa"/>
    </style:style>
    <style:style style:name="P2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bold" officeooo:paragraph-rsid="00398192" fo:background-color="#fafafa"/>
    </style:style>
    <style:style style:name="P2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bold" officeooo:paragraph-rsid="003f2312" fo:background-color="#fafafa"/>
    </style:style>
    <style:style style:name="P2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4pt" fo:font-weight="bold" officeooo:paragraph-rsid="006033f7" fo:background-color="#fafafa"/>
    </style:style>
    <style:style style:name="P229" style:family="paragraph" style:parent-style-name="Standard">
      <style:text-properties fo:color="#24292f" loext:opacity="100%" style:font-name="apple-system" fo:font-size="14pt" fo:font-weight="bold" officeooo:paragraph-rsid="000121de" fo:background-color="#fafafa"/>
    </style:style>
    <style:style style:name="P2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weight="normal" officeooo:paragraph-rsid="00061027"/>
    </style:style>
    <style:style style:name="P2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0pt" fo:font-weight="normal" officeooo:paragraph-rsid="00061027" fo:background-color="#fafafa"/>
    </style:style>
    <style:style style:name="P2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0pt" fo:font-weight="normal" officeooo:paragraph-rsid="00a11fd2" fo:background-color="#fafafa"/>
    </style:style>
    <style:style style:name="P2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0pt" fo:font-weight="normal" officeooo:paragraph-rsid="003f2312" fo:background-color="#fafafa"/>
    </style:style>
    <style:style style:name="P23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weight="bold" officeooo:paragraph-rsid="0020d870"/>
    </style:style>
    <style:style style:name="P2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3f2312" fo:background-color="#fafafa"/>
    </style:style>
    <style:style style:name="P236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7a0bdb" fo:background-color="#fafafa"/>
    </style:style>
    <style:style style:name="P2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e1b1a6" fo:background-color="#fafafa"/>
    </style:style>
    <style:style style:name="P2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5f3a40" fo:background-color="#fafafa"/>
    </style:style>
    <style:style style:name="P239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1056933" fo:background-color="#fafafa"/>
    </style:style>
    <style:style style:name="P2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5173d0" fo:background-color="#fafafa"/>
    </style:style>
    <style:style style:name="P2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11f981c" fo:background-color="#fafafa"/>
    </style:style>
    <style:style style:name="P2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2feb89" fo:background-color="#fafafa"/>
    </style:style>
    <style:style style:name="P243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141197b" fo:background-color="#fafafa"/>
    </style:style>
    <style:style style:name="P2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1415e9a" fo:background-color="#fafafa"/>
    </style:style>
    <style:style style:name="P2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0e566f3" fo:background-color="#fafafa"/>
    </style:style>
    <style:style style:name="P2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24292f" loext:opacity="100%" style:font-name="apple-system" fo:font-size="12pt" fo:font-weight="normal" officeooo:paragraph-rsid="0159da59" fo:background-color="#fafafa"/>
    </style:style>
    <style:style style:name="P24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e45649" loext:opacity="100%" style:font-name="Consolas" fo:font-size="6pt" fo:font-weight="normal" officeooo:paragraph-rsid="00061027" fo:background-color="#fafafa"/>
    </style:style>
    <style:style style:name="P24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e45649" loext:opacity="100%" style:font-name="Consolas" fo:font-size="6pt" fo:font-weight="normal" officeooo:paragraph-rsid="001c80a3" fo:background-color="#fafafa"/>
    </style:style>
    <style:style style:name="P24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color="#e45649" loext:opacity="100%" style:font-name="Consolas" fo:font-size="6pt" fo:font-weight="normal" officeooo:paragraph-rsid="0020d870" fo:background-color="#fafafa"/>
    </style:style>
    <style:style style:name="P250" style:family="paragraph" style:parent-style-name="Standard">
      <style:text-properties style:font-name="Microsoft Sans Serif" fo:font-size="12pt" fo:font-weight="bold" officeooo:rsid="000121de" officeooo:paragraph-rsid="000121de" style:font-size-asian="12pt" style:font-weight-asian="bold" style:font-size-complex="12pt" style:font-weight-complex="bold"/>
    </style:style>
    <style:style style:name="P251" style:family="paragraph" style:parent-style-name="Heading_20_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bold" officeooo:rsid="003f2312" officeooo:paragraph-rsid="0160cee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52" style:family="paragraph" style:parent-style-name="Heading_20_4"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061027" fo:background-color="#fafafa" style:font-size-asian="12pt" style:font-weight-asian="normal" style:font-size-complex="12pt" style:font-weight-complex="normal"/>
    </style:style>
    <style:style style:name="P253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121de" officeooo:paragraph-rsid="00061027" fo:background-color="#fafafa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P254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paragraph-rsid="00061027" style:font-size-asian="12pt" style:font-size-complex="12pt"/>
    </style:style>
    <style:style style:name="P255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paragraph-rsid="00061027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P256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061027" fo:background-color="#fafafa" style:font-size-asian="10pt" style:font-weight-asian="normal" style:font-size-complex="10pt" style:font-weight-complex="normal"/>
    </style:style>
    <style:style style:name="P257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fo:font-weight="normal" officeooo:rsid="000121de" officeooo:paragraph-rsid="0029c6e0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58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fo:font-weight="normal" officeooo:rsid="000121de" officeooo:paragraph-rsid="00061027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59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61027"/>
    </style:style>
    <style:style style:name="P26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style:text-underline-style="solid" style:text-underline-type="double" style:text-underline-width="auto" style:text-underline-color="font-color" fo:font-weight="bold" officeooo:rsid="003f2312" officeooo:paragraph-rsid="0160cee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6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4pt" fo:letter-spacing="normal" fo:font-style="normal" style:text-underline-style="solid" style:text-underline-width="auto" style:text-underline-color="font-color" fo:font-weight="normal" officeooo:rsid="0160ceef" officeooo:paragraph-rsid="0160ceef" fo:background-color="#fafafa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P2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2pt" fo:letter-spacing="normal" fo:font-style="normal" style:text-underline-style="none" fo:font-weight="normal" officeooo:rsid="003f2312" officeooo:paragraph-rsid="0160ceef" fo:background-color="#fafaf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P2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4292f" loext:opacity="100%" style:font-name="apple-system" fo:font-size="10pt" fo:letter-spacing="normal" fo:font-style="normal" style:text-underline-style="none" fo:font-weight="normal" officeooo:rsid="000121de" officeooo:paragraph-rsid="0136a66f" fo:background-color="#fafafa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e45649" loext:opacity="100%"/>
    </style:style>
    <style:style style:name="T2" style:family="text">
      <style:text-properties fo:color="#e45649" loext:opacity="100%" fo:background-color="#fafafa" loext:char-shading-value="0"/>
    </style:style>
    <style:style style:name="T3" style:family="text">
      <style:text-properties fo:color="#e45649" loext:opacity="100%" style:font-name="apple-system" fo:font-size="12pt" style:font-size-asian="12pt" style:font-size-complex="12pt"/>
    </style:style>
    <style:style style:name="T4" style:family="text">
      <style:text-properties fo:background-color="#fafafa" loext:char-shading-value="0"/>
    </style:style>
    <style:style style:name="T5" style:family="text">
      <style:text-properties fo:font-size="10pt" fo:background-color="#fafafa" loext:char-shading-value="0" style:font-size-asian="10pt" style:font-size-complex="10pt"/>
    </style:style>
    <style:style style:name="T6" style:family="text">
      <style:text-properties fo:font-size="10pt" officeooo:rsid="000121de" fo:background-color="#fafafa" loext:char-shading-value="0" style:font-size-asian="10pt" style:font-weight-asian="normal" style:font-size-complex="10pt" style:font-weight-complex="normal"/>
    </style:style>
    <style:style style:name="T7" style:family="text">
      <style:text-properties fo:font-size="10pt" officeooo:rsid="000121de" fo:background-color="#fafafa" loext:char-shading-value="0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8" style:family="text">
      <style:text-properties fo:font-size="10pt" officeooo:rsid="00da634e" fo:background-color="#fafafa" loext:char-shading-value="0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" style:family="text">
      <style:text-properties fo:font-size="10pt" style:font-name-asian="Microsoft YaHei" style:font-size-asian="10pt" style:font-weight-asian="normal" style:font-size-complex="10pt" style:font-weight-complex="normal"/>
    </style:style>
    <style:style style:name="T10" style:family="text">
      <style:text-properties fo:font-size="10pt" officeooo:rsid="000121de" style:font-name-asian="Microsoft YaHei" style:font-size-asian="10pt" style:font-weight-asian="normal" style:font-size-complex="10pt" style:font-weight-complex="normal"/>
    </style:style>
    <style:style style:name="T11" style:family="text">
      <style:text-properties fo:font-size="10pt" officeooo:rsid="0054e7ee" style:font-name-asian="Microsoft YaHei" style:font-size-asian="10pt" style:font-weight-asian="normal" style:font-size-complex="10pt" style:font-weight-complex="normal"/>
    </style:style>
    <style:style style:name="T12" style:family="text">
      <style:text-properties fo:font-size="10pt" officeooo:rsid="00d9cba0" style:font-name-asian="Microsoft YaHei" style:font-size-asian="10pt" style:font-weight-asian="normal" style:font-size-complex="10pt" style:font-weight-complex="normal"/>
    </style:style>
    <style:style style:name="T13" style:family="text">
      <style:text-properties fo:font-size="10pt" officeooo:rsid="0110e142" style:font-name-asian="Microsoft YaHei" style:font-size-asian="10pt" style:font-weight-asian="normal" style:font-size-complex="10pt" style:font-weight-complex="normal"/>
    </style:style>
    <style:style style:name="T14" style:family="text">
      <style:text-properties fo:font-size="10pt" officeooo:rsid="00c1eb51" style:font-name-asian="Microsoft YaHei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121de" fo:background-color="#fafafa" loext:char-shading-value="0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fo:font-size="10pt" fo:font-weight="normal" officeooo:rsid="000121de" style:font-name-asian="Microsoft YaHei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c1e1de" style:font-name-asian="Microsoft YaHei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c1eb51" style:font-name-asian="Microsoft YaHei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41197b" style:font-name-asian="Microsoft YaHei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24292f" loext:opacity="100%" style:font-name="apple-system" fo:font-size="12pt" fo:letter-spacing="normal" fo:font-style="normal" fo:font-weight="normal" fo:background-color="#fafafa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0121de" fo:background-color="#fafafa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0121de" fo:background-color="#fafafa" loext:char-shading-value="0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T23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3f2312" fo:background-color="#fafafa" loext:char-shading-value="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24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149220d" fo:background-color="#fafafa" loext:char-shading-value="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25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14ba4b1" fo:background-color="#fafafa" loext:char-shading-value="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26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1532d1a" fo:background-color="#fafafa" loext:char-shading-value="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27" style:family="text">
      <style:text-properties fo:font-variant="normal" fo:text-transform="none" fo:color="#24292f" loext:opacity="100%" style:font-name="apple-system" fo:font-size="12pt" fo:letter-spacing="normal" fo:font-style="normal" officeooo:rsid="000121de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28" style:family="text">
      <style:text-properties fo:font-variant="normal" fo:text-transform="none" fo:color="#24292f" loext:opacity="100%" style:font-name="apple-system" fo:font-size="14pt" fo:letter-spacing="normal" fo:font-style="normal" fo:font-weight="normal" officeooo:rsid="000121de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29" style:family="text">
      <style:text-properties fo:font-variant="normal" fo:text-transform="none" fo:color="#24292f" loext:opacity="100%" style:font-name="apple-system" fo:font-size="10pt" fo:letter-spacing="normal" fo:font-style="normal" fo:font-weight="normal" officeooo:rsid="000121de" fo:background-color="#fafafa" loext:char-shading-value="0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24292f" loext:opacity="100%" style:font-name="apple-system" fo:font-size="10pt" fo:letter-spacing="normal" fo:font-style="normal" fo:font-weight="normal" officeooo:rsid="000121de" fo:background-color="#fafafa" loext:char-shading-value="0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1" style:family="text">
      <style:text-properties fo:font-variant="normal" fo:text-transform="none" fo:color="#24292f" loext:opacity="100%" style:font-name="apple-system" fo:font-size="10pt" fo:letter-spacing="normal" fo:font-style="normal" officeooo:rsid="000121de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fo:font-variant="normal" fo:text-transform="none" fo:color="#24292f" loext:opacity="100%" style:font-name="apple-system" fo:font-size="10pt" fo:letter-spacing="normal" fo:font-style="normal" officeooo:rsid="01056933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variant="normal" fo:text-transform="none" fo:color="#24292f" loext:opacity="100%" style:font-name="apple-system" fo:font-size="9pt" fo:letter-spacing="normal" fo:font-style="normal" officeooo:rsid="000121de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font-variant="normal" fo:text-transform="none" fo:letter-spacing="normal" fo:font-style="normal" officeooo:rsid="000121de" style:font-name-asian="NSimSun1" style:font-size-asian="14pt" style:font-weight-asian="normal" style:font-name-complex="Arial" style:font-size-complex="14pt" style:font-weight-complex="normal"/>
    </style:style>
    <style:style style:name="T36" style:family="text">
      <style:text-properties fo:font-variant="normal" fo:text-transform="none" fo:letter-spacing="normal" fo:font-style="normal" officeooo:rsid="000121de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font-variant="normal" fo:text-transform="none" fo:letter-spacing="normal" fo:font-style="normal" officeooo:rsid="002feb89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38" style:family="text">
      <style:text-properties fo:font-variant="normal" fo:text-transform="none" fo:letter-spacing="normal" fo:font-style="normal" officeooo:rsid="003f2312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39" style:family="text">
      <style:text-properties fo:font-variant="normal" fo:text-transform="none" fo:letter-spacing="normal" fo:font-style="normal" officeooo:rsid="000121de" style:font-name-asian="NSimSun1" style:font-size-asian="14pt" style:font-weight-asian="bold" style:font-name-complex="Arial" style:font-size-complex="14pt" style:font-weight-complex="bold"/>
    </style:style>
    <style:style style:name="T40" style:family="text">
      <style:text-properties fo:font-variant="normal" fo:text-transform="none" fo:letter-spacing="normal" fo:font-style="normal" officeooo:rsid="002feb89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1" style:family="text">
      <style:text-properties fo:font-variant="normal" fo:text-transform="none" fo:letter-spacing="normal" fo:font-style="normal" officeooo:rsid="003f2312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2" style:family="text">
      <style:text-properties fo:font-variant="normal" fo:text-transform="none" fo:letter-spacing="normal" fo:font-style="normal" officeooo:rsid="006bd52e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3" style:family="text">
      <style:text-properties fo:font-variant="normal" fo:text-transform="none" fo:letter-spacing="normal" fo:font-style="normal" officeooo:rsid="007c9bb8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4" style:family="text">
      <style:text-properties fo:font-variant="normal" fo:text-transform="none" fo:letter-spacing="normal" fo:font-style="normal" officeooo:rsid="000121de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5" style:family="text">
      <style:text-properties fo:font-variant="normal" fo:text-transform="none" fo:letter-spacing="normal" fo:font-style="normal" officeooo:rsid="009c8cc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6" style:family="text">
      <style:text-properties fo:font-variant="normal" fo:text-transform="none" fo:letter-spacing="normal" fo:font-style="normal" officeooo:rsid="00e1b1a6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7" style:family="text">
      <style:text-properties fo:font-variant="normal" fo:text-transform="none" fo:letter-spacing="normal" fo:font-style="normal" officeooo:rsid="0020d87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8" style:family="text">
      <style:text-properties fo:font-variant="normal" fo:text-transform="none" fo:letter-spacing="normal" fo:font-style="normal" officeooo:rsid="01049cac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49" style:family="text">
      <style:text-properties fo:font-variant="normal" fo:text-transform="none" fo:letter-spacing="normal" fo:font-style="normal" officeooo:rsid="01056933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50" style:family="text">
      <style:text-properties fo:font-variant="normal" fo:text-transform="none" fo:letter-spacing="normal" fo:font-style="normal" officeooo:rsid="000121de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1" style:family="text">
      <style:text-properties fo:font-variant="normal" fo:text-transform="none" fo:letter-spacing="normal" fo:font-style="normal" officeooo:rsid="00a6bdb3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2" style:family="text">
      <style:text-properties fo:font-variant="normal" fo:text-transform="none" fo:letter-spacing="normal" fo:font-style="normal" style:text-underline-style="none" officeooo:rsid="003f2312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53" style:family="text">
      <style:text-properties fo:font-variant="normal" fo:text-transform="none" fo:font-size="10pt" fo:letter-spacing="normal" fo:font-style="normal" officeooo:rsid="000121de" fo:background-color="#fafafa" loext:char-shading-value="0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font-size="10pt" fo:letter-spacing="normal" fo:font-style="normal" fo:font-weight="normal" officeooo:rsid="000121de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5" style:family="text">
      <style:text-properties fo:font-variant="normal" fo:text-transform="none" fo:font-size="10pt" fo:letter-spacing="normal" fo:font-style="normal" fo:font-weight="normal" officeooo:rsid="000121de" fo:background-color="#fafafa" loext:char-shading-value="0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6" style:family="text">
      <style:text-properties fo:font-variant="normal" fo:text-transform="none" fo:font-size="10pt" fo:letter-spacing="normal" fo:font-style="normal" fo:font-weight="normal" officeooo:rsid="010114b3" fo:background-color="#fafafa" loext:char-shading-value="0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7" style:family="text">
      <style:text-properties fo:font-variant="normal" fo:text-transform="none" fo:font-size="10pt" fo:letter-spacing="normal" fo:font-style="normal" officeooo:rsid="000121de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8" style:family="text">
      <style:text-properties fo:font-variant="normal" fo:text-transform="none" fo:font-size="10pt" fo:letter-spacing="normal" fo:font-style="normal" officeooo:rsid="0068885c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9" style:family="text">
      <style:text-properties fo:font-variant="normal" fo:text-transform="none" fo:font-size="10pt" fo:letter-spacing="normal" fo:font-style="normal" officeooo:rsid="0131a1dd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0" style:family="text">
      <style:text-properties fo:font-variant="normal" fo:text-transform="none" fo:font-size="10pt" fo:letter-spacing="normal" fo:font-style="normal" officeooo:rsid="0133d86c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1" style:family="text">
      <style:text-properties fo:font-variant="normal" fo:text-transform="none" fo:font-size="10pt" fo:letter-spacing="normal" fo:font-style="normal" officeooo:rsid="0159da59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2" style:family="text">
      <style:text-properties fo:font-variant="normal" fo:text-transform="none" fo:font-size="10pt" fo:letter-spacing="normal" fo:font-style="normal" officeooo:rsid="002feb89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63" style:family="text">
      <style:text-properties fo:font-variant="normal" fo:text-transform="none" fo:font-size="10pt" fo:letter-spacing="normal" fo:font-style="normal" officeooo:rsid="003f2312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64" style:family="text">
      <style:text-properties fo:font-variant="normal" fo:text-transform="none" fo:font-size="12pt" fo:letter-spacing="normal" fo:font-style="normal" officeooo:rsid="000121de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5" style:family="text">
      <style:text-properties fo:font-variant="normal" fo:text-transform="none" fo:font-size="12pt" fo:letter-spacing="normal" fo:font-style="normal" officeooo:rsid="000121de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6" style:family="text">
      <style:text-properties fo:font-variant="normal" fo:text-transform="none" fo:font-size="12pt" fo:letter-spacing="normal" fo:font-style="normal" officeooo:rsid="000121de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67" style:family="text">
      <style:text-properties fo:font-variant="normal" fo:text-transform="none" fo:font-size="12pt" fo:letter-spacing="normal" fo:font-style="normal" officeooo:rsid="002feb89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68" style:family="text">
      <style:text-properties fo:font-variant="normal" fo:text-transform="none" fo:font-size="12pt" fo:letter-spacing="normal" fo:font-style="normal" officeooo:rsid="0020d87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69" style:family="text">
      <style:text-properties fo:font-variant="normal" fo:text-transform="none" fo:font-size="12pt" fo:letter-spacing="normal" fo:font-style="normal" officeooo:rsid="005065ed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0" style:family="text">
      <style:text-properties fo:font-variant="normal" fo:text-transform="none" fo:font-size="12pt" fo:letter-spacing="normal" fo:font-style="normal" officeooo:rsid="003f2312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1" style:family="text">
      <style:text-properties fo:font-variant="normal" fo:text-transform="none" fo:font-size="12pt" fo:letter-spacing="normal" fo:font-style="normal" officeooo:rsid="00ea1135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2" style:family="text">
      <style:text-properties fo:font-variant="normal" fo:text-transform="none" fo:font-size="12pt" fo:letter-spacing="normal" fo:font-style="normal" fo:font-weight="normal" officeooo:rsid="000121de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3" style:family="text">
      <style:text-properties fo:font-variant="normal" fo:text-transform="none" fo:font-size="12pt" fo:letter-spacing="normal" fo:font-style="normal" fo:font-weight="normal" officeooo:rsid="006033f7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4" style:family="text">
      <style:text-properties fo:font-variant="normal" fo:text-transform="none" fo:font-size="12pt" fo:letter-spacing="normal" fo:font-style="normal" fo:font-weight="normal" officeooo:rsid="009c8cca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5" style:family="text">
      <style:text-properties fo:font-variant="normal" fo:text-transform="none" fo:font-size="12pt" fo:letter-spacing="normal" fo:font-style="normal" fo:font-weight="normal" officeooo:rsid="002feb89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6" style:family="text">
      <style:text-properties fo:font-variant="normal" fo:text-transform="none" fo:font-size="12pt" fo:letter-spacing="normal" fo:font-style="normal" fo:font-weight="normal" officeooo:rsid="003f2312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7" style:family="text">
      <style:text-properties fo:font-variant="normal" fo:text-transform="none" fo:font-size="12pt" fo:letter-spacing="normal" fo:font-style="normal" fo:font-weight="normal" officeooo:rsid="00ea7f05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78" style:family="text">
      <style:text-properties fo:font-variant="normal" fo:text-transform="none" fo:font-size="12pt" fo:letter-spacing="normal" fo:font-style="normal" fo:font-weight="normal" officeooo:rsid="0020d87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79" style:family="text">
      <style:text-properties fo:font-variant="normal" fo:text-transform="none" fo:font-size="12pt" fo:letter-spacing="normal" fo:font-style="normal" fo:font-weight="normal" officeooo:rsid="000121de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80" style:family="text">
      <style:text-properties fo:font-variant="normal" fo:text-transform="none" fo:font-size="12pt" fo:letter-spacing="normal" fo:font-style="normal" fo:font-weight="normal" officeooo:rsid="000121de" fo:background-color="#fafafa" loext:char-shading-value="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81" style:family="text">
      <style:text-properties fo:font-variant="normal" fo:text-transform="none" fo:font-size="12pt" fo:letter-spacing="normal" fo:font-style="normal" fo:font-weight="normal" officeooo:rsid="000121de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font-size="12pt" fo:letter-spacing="normal" fo:font-style="normal" style:text-underline-style="none" officeooo:rsid="003f2312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83" style:family="text">
      <style:text-properties fo:font-variant="normal" fo:text-transform="none" fo:font-size="12pt" fo:letter-spacing="normal" fo:font-style="normal" style:text-underline-style="none" officeooo:rsid="0066d854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84" style:family="text">
      <style:text-properties fo:font-variant="normal" fo:text-transform="none" fo:font-size="9pt" fo:letter-spacing="normal" fo:font-style="normal" officeooo:rsid="000121de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T85" style:family="text">
      <style:text-properties fo:font-variant="normal" fo:text-transform="none" fo:font-size="9pt" fo:letter-spacing="normal" fo:font-style="normal" officeooo:rsid="00f2d3d3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T86" style:family="text">
      <style:text-properties fo:font-variant="normal" fo:text-transform="none" fo:font-size="9pt" fo:letter-spacing="normal" fo:font-style="normal" officeooo:rsid="000121de" style:font-name-asian="Microsoft YaHei" style:font-size-asian="10pt" style:font-style-asian="italic" style:font-weight-asian="normal" style:font-name-complex="Arial" style:font-size-complex="10pt" style:font-style-complex="italic" style:font-weight-complex="normal"/>
    </style:style>
    <style:style style:name="T87" style:family="text">
      <style:text-properties fo:font-variant="normal" fo:text-transform="none" fo:font-size="14pt" fo:letter-spacing="normal" fo:font-style="normal" officeooo:rsid="000121de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88" style:family="text">
      <style:text-properties fo:font-variant="normal" fo:text-transform="none" fo:font-size="14pt" fo:letter-spacing="normal" fo:font-style="normal" officeooo:rsid="001e954f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89" style:family="text">
      <style:text-properties fo:font-variant="normal" fo:text-transform="none" fo:font-size="14pt" fo:letter-spacing="normal" fo:font-style="normal" fo:font-weight="normal" officeooo:rsid="000121de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90" style:family="text">
      <style:text-properties fo:font-size="12pt" fo:background-color="#fafafa" loext:char-shading-value="0" style:font-size-asian="12pt" style:font-size-complex="12pt"/>
    </style:style>
    <style:style style:name="T91" style:family="text">
      <style:text-properties fo:font-size="12pt" officeooo:rsid="00e5890d" fo:background-color="#fafafa" loext:char-shading-value="0" style:font-size-asian="12pt" style:font-size-complex="12pt"/>
    </style:style>
    <style:style style:name="T92" style:family="text">
      <style:text-properties fo:font-size="12pt" fo:background-color="#fafafa" loext:char-shading-value="0" style:font-name-asian="NSimSun1" style:font-size-asian="12pt" style:font-name-complex="Arial" style:font-size-complex="12pt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fo:font-size="12pt" officeooo:rsid="00324a34" style:font-size-asian="12pt" style:font-size-complex="12pt"/>
    </style:style>
    <style:style style:name="T95" style:family="text">
      <style:text-properties fo:font-size="12pt" officeooo:rsid="00da56b5" style:font-size-asian="12pt" style:font-size-complex="12pt"/>
    </style:style>
    <style:style style:name="T96" style:family="text">
      <style:text-properties fo:font-size="12pt" officeooo:rsid="00e815cc" style:font-size-asian="12pt" style:font-size-complex="12pt"/>
    </style:style>
    <style:style style:name="T97" style:family="text">
      <style:text-properties fo:font-size="12pt" officeooo:rsid="00ea1135" style:font-size-asian="12pt" style:font-size-complex="12pt"/>
    </style:style>
    <style:style style:name="T98" style:family="text">
      <style:text-properties fo:font-size="12pt" fo:font-weight="normal" officeooo:rsid="000121de" fo:background-color="#fafafa" loext:char-shading-value="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99" style:family="text">
      <style:text-properties fo:font-size="12pt" fo:font-weight="normal" style:font-size-asian="12pt" style:font-size-complex="12pt"/>
    </style:style>
    <style:style style:name="T100" style:family="text">
      <style:text-properties fo:font-size="12pt" fo:font-weight="normal" officeooo:rsid="00da56b5" style:font-size-asian="12pt" style:font-size-complex="12pt"/>
    </style:style>
    <style:style style:name="T101" style:family="text">
      <style:text-properties fo:font-size="12pt" fo:font-weight="normal" officeooo:rsid="0093f03f" style:font-size-asian="12pt" style:font-size-complex="12pt"/>
    </style:style>
    <style:style style:name="T102" style:family="text">
      <style:text-properties fo:font-size="12pt" fo:font-weight="normal" officeooo:rsid="0149220d" style:font-size-asian="12pt" style:font-size-complex="12pt"/>
    </style:style>
    <style:style style:name="T103" style:family="text">
      <style:text-properties fo:font-size="12pt" style:font-name-asian="NSimSun1" style:font-size-asian="12pt" style:font-weight-asian="bold" style:font-size-complex="12pt" style:font-weight-complex="bold"/>
    </style:style>
    <style:style style:name="T104" style:family="text">
      <style:text-properties fo:font-size="12pt" officeooo:rsid="003f2312" style:font-name-asian="NSimSun1" style:font-size-asian="12pt" style:font-weight-asian="bold" style:font-size-complex="12pt" style:font-weight-complex="bold"/>
    </style:style>
    <style:style style:name="T105" style:family="text">
      <style:text-properties fo:font-size="12pt" officeooo:rsid="0160ceef" style:font-name-asian="NSimSun1" style:font-size-asian="12pt" style:font-weight-asian="bold" style:font-size-complex="12pt" style:font-weight-complex="bold"/>
    </style:style>
    <style:style style:name="T106" style:family="text">
      <style:text-properties fo:font-size="14pt" officeooo:rsid="000121de" fo:background-color="#fafafa" loext:char-shading-value="0" style:font-name-asian="NSimSun1" style:font-size-asian="14pt" style:font-weight-asian="normal" style:font-name-complex="Arial" style:font-size-complex="14pt" style:font-weight-complex="normal"/>
    </style:style>
    <style:style style:name="T107" style:family="text">
      <style:text-properties fo:font-size="14pt" officeooo:rsid="000121de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108" style:family="text">
      <style:text-properties fo:font-size="14pt" officeooo:rsid="001c80a3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109" style:family="text">
      <style:text-properties fo:font-size="14pt" officeooo:rsid="002feb89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110" style:family="text">
      <style:text-properties fo:font-size="14pt" officeooo:rsid="003f2312" fo:background-color="#fafafa" loext:char-shading-value="0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111" style:family="text">
      <style:text-properties fo:font-weight="normal"/>
    </style:style>
    <style:style style:name="T112" style:family="text">
      <style:text-properties fo:font-weight="normal" officeooo:rsid="003f2312" fo:background-color="#fafafa" loext:char-shading-value="0" style:font-name-asian="NSimSun1" style:font-style-asian="italic" style:font-weight-asian="bold" style:font-name-complex="Arial" style:font-style-complex="italic" style:font-weight-complex="bold"/>
    </style:style>
    <style:style style:name="T113" style:family="text">
      <style:text-properties fo:font-weight="normal" officeooo:rsid="00c2e37d" fo:background-color="#fafafa" loext:char-shading-value="0" style:font-name-asian="NSimSun1" style:font-style-asian="italic" style:font-weight-asian="bold" style:font-name-complex="Arial" style:font-style-complex="italic" style:font-weight-complex="bold"/>
    </style:style>
    <style:style style:name="T114" style:family="text">
      <style:text-properties fo:font-weight="normal" officeooo:rsid="00e6de03"/>
    </style:style>
    <style:style style:name="T115" style:family="text">
      <style:text-properties officeooo:rsid="0014d2fc"/>
    </style:style>
    <style:style style:name="T116" style:family="text">
      <style:text-properties officeooo:rsid="0015645c"/>
    </style:style>
    <style:style style:name="T117" style:family="text">
      <style:text-properties officeooo:rsid="0017e63f"/>
    </style:style>
    <style:style style:name="T118" style:family="text">
      <style:text-properties officeooo:rsid="001c80a3"/>
    </style:style>
    <style:style style:name="T119" style:family="text">
      <style:text-properties officeooo:rsid="001e702a"/>
    </style:style>
    <style:style style:name="T120" style:family="text">
      <style:text-properties officeooo:rsid="001ef597"/>
    </style:style>
    <style:style style:name="T121" style:family="text">
      <style:text-properties officeooo:rsid="00209246"/>
    </style:style>
    <style:style style:name="T122" style:family="text">
      <style:text-properties officeooo:rsid="0020d870"/>
    </style:style>
    <style:style style:name="T123" style:family="text">
      <style:text-properties officeooo:rsid="0022c840"/>
    </style:style>
    <style:style style:name="T124" style:family="text">
      <style:text-properties officeooo:rsid="00255e70"/>
    </style:style>
    <style:style style:name="T125" style:family="text">
      <style:text-properties officeooo:rsid="0027be8e"/>
    </style:style>
    <style:style style:name="T126" style:family="text">
      <style:text-properties officeooo:rsid="0029c6e0"/>
    </style:style>
    <style:style style:name="T127" style:family="text">
      <style:text-properties fo:color="#24292f" loext:opacity="100%" style:font-name="apple-system" fo:font-size="10pt"/>
    </style:style>
    <style:style style:name="T128" style:family="text">
      <style:text-properties fo:color="#24292f" loext:opacity="100%" style:font-name="apple-system" fo:font-size="10pt" officeooo:rsid="00532235"/>
    </style:style>
    <style:style style:name="T129" style:family="text">
      <style:text-properties fo:color="#24292f" loext:opacity="100%" style:font-name="apple-system" fo:font-size="10pt" style:font-name-asian="Microsoft YaHei" style:font-size-asian="10pt" style:font-weight-asian="normal" style:font-size-complex="10pt" style:font-weight-complex="normal"/>
    </style:style>
    <style:style style:name="T130" style:family="text">
      <style:text-properties fo:color="#24292f" loext:opacity="100%" style:font-name="apple-system" fo:font-size="10pt" officeooo:rsid="000121de" style:font-name-asian="Microsoft YaHei" style:font-size-asian="10pt" style:font-weight-asian="normal" style:font-size-complex="10pt" style:font-weight-complex="normal"/>
    </style:style>
    <style:style style:name="T131" style:family="text">
      <style:text-properties fo:color="#24292f" loext:opacity="100%" style:font-name="apple-system" fo:font-size="10pt" officeooo:rsid="0118cb30"/>
    </style:style>
    <style:style style:name="T132" style:family="text">
      <style:text-properties fo:color="#24292f" loext:opacity="100%" style:font-name="apple-system" fo:font-size="9pt"/>
    </style:style>
    <style:style style:name="T133" style:family="text">
      <style:text-properties fo:color="#24292f" loext:opacity="100%" style:font-name="apple-system" fo:font-size="9pt" officeooo:rsid="000121de" style:font-name-asian="Microsoft YaHei" style:font-size-asian="9pt" style:font-style-asian="italic" style:font-weight-asian="normal" style:font-name-complex="Arial" style:font-size-complex="9pt" style:font-style-complex="italic" style:font-weight-complex="normal"/>
    </style:style>
    <style:style style:name="T134" style:family="text">
      <style:text-properties fo:color="#24292f" loext:opacity="100%" style:font-name="apple-system" fo:font-size="12pt" officeooo:rsid="000121de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135" style:family="text">
      <style:text-properties fo:color="#24292f" loext:opacity="100%" style:font-name="apple-system" fo:font-size="12pt" officeooo:rsid="007f4ac0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136" style:family="text">
      <style:text-properties fo:color="#24292f" loext:opacity="100%" style:font-name="apple-system" fo:font-size="12pt" officeooo:rsid="00d13656" style:font-name-asian="NSimSun1" style:font-size-asian="12pt" style:font-style-asian="italic" style:font-weight-asian="bold" style:font-name-complex="Arial" style:font-size-complex="12pt" style:font-style-complex="italic" style:font-weight-complex="bold"/>
    </style:style>
    <style:style style:name="T137" style:family="text">
      <style:text-properties fo:color="#24292f" loext:opacity="100%" style:font-name="apple-system" fo:font-size="12pt" style:font-size-asian="12pt" style:font-size-complex="12pt"/>
    </style:style>
    <style:style style:name="T138" style:family="text">
      <style:text-properties fo:color="#24292f" loext:opacity="100%" style:font-name="apple-system" fo:font-size="12pt" officeooo:rsid="00b8aeaa" style:font-size-asian="12pt" style:font-size-complex="12pt"/>
    </style:style>
    <style:style style:name="T139" style:family="text">
      <style:text-properties fo:color="#24292f" loext:opacity="100%" style:font-name="apple-system" fo:font-size="12pt" officeooo:rsid="013cf0b2" style:font-size-asian="12pt" style:font-size-complex="12pt"/>
    </style:style>
    <style:style style:name="T140" style:family="text">
      <style:text-properties fo:color="#24292f" loext:opacity="100%" style:font-name="apple-system" fo:font-size="12pt" style:font-name-asian="Microsoft YaHei" style:font-size-asian="12pt" style:font-size-complex="12pt"/>
    </style:style>
    <style:style style:name="T141" style:family="text">
      <style:text-properties fo:color="#24292f" loext:opacity="100%" style:font-name="apple-system" fo:font-size="14pt" officeooo:rsid="000121de" style:font-name-asian="NSimSun1" style:font-size-asian="14pt" style:font-style-asian="italic" style:font-weight-asian="bold" style:font-name-complex="Arial" style:font-size-complex="14pt" style:font-style-complex="italic" style:font-weight-complex="bold"/>
    </style:style>
    <style:style style:name="T142" style:family="text">
      <style:text-properties officeooo:rsid="002ea7cb"/>
    </style:style>
    <style:style style:name="T143" style:family="text">
      <style:text-properties officeooo:rsid="002feb89"/>
    </style:style>
    <style:style style:name="T144" style:family="text">
      <style:text-properties officeooo:rsid="0030e823"/>
    </style:style>
    <style:style style:name="T145" style:family="text">
      <style:text-properties officeooo:rsid="0037bbf1"/>
    </style:style>
    <style:style style:name="T146" style:family="text">
      <style:text-properties officeooo:rsid="003ca85f"/>
    </style:style>
    <style:style style:name="T147" style:family="text">
      <style:text-properties officeooo:rsid="0041ad0a"/>
    </style:style>
    <style:style style:name="T148" style:family="text">
      <style:text-properties officeooo:rsid="004591f8"/>
    </style:style>
    <style:style style:name="T149" style:family="text">
      <style:text-properties officeooo:rsid="00479c8f"/>
    </style:style>
    <style:style style:name="T150" style:family="text">
      <style:text-properties officeooo:rsid="004affce"/>
    </style:style>
    <style:style style:name="T151" style:family="text">
      <style:text-properties officeooo:rsid="005173d0"/>
    </style:style>
    <style:style style:name="T152" style:family="text">
      <style:text-properties officeooo:rsid="00532235"/>
    </style:style>
    <style:style style:name="T153" style:family="text">
      <style:text-properties officeooo:rsid="0054e7ee"/>
    </style:style>
    <style:style style:name="T154" style:family="text">
      <style:text-properties officeooo:rsid="00582a96"/>
    </style:style>
    <style:style style:name="T155" style:family="text">
      <style:text-properties officeooo:rsid="005b1d53"/>
    </style:style>
    <style:style style:name="T156" style:family="text">
      <style:text-properties officeooo:rsid="006110ff"/>
    </style:style>
    <style:style style:name="T157" style:family="text">
      <style:text-properties officeooo:rsid="00631620"/>
    </style:style>
    <style:style style:name="T158" style:family="text">
      <style:text-properties officeooo:rsid="00650d99"/>
    </style:style>
    <style:style style:name="T159" style:family="text">
      <style:text-properties officeooo:rsid="0068885c"/>
    </style:style>
    <style:style style:name="T160" style:family="text">
      <style:text-properties officeooo:rsid="0068d85d"/>
    </style:style>
    <style:style style:name="T161" style:family="text">
      <style:text-properties officeooo:rsid="006bd52e"/>
    </style:style>
    <style:style style:name="T162" style:family="text">
      <style:text-properties officeooo:rsid="006ed9c5"/>
    </style:style>
    <style:style style:name="T163" style:family="text">
      <style:text-properties officeooo:rsid="0073c629"/>
    </style:style>
    <style:style style:name="T164" style:family="text">
      <style:text-properties officeooo:rsid="007c9bb8"/>
    </style:style>
    <style:style style:name="T165" style:family="text">
      <style:text-properties officeooo:rsid="008e23da"/>
    </style:style>
    <style:style style:name="T166" style:family="text">
      <style:text-properties officeooo:rsid="0090d4ae"/>
    </style:style>
    <style:style style:name="T167" style:family="text">
      <style:text-properties officeooo:rsid="0091484a"/>
    </style:style>
    <style:style style:name="T168" style:family="text">
      <style:text-properties officeooo:rsid="0093f03f"/>
    </style:style>
    <style:style style:name="T169" style:family="text">
      <style:text-properties officeooo:rsid="009c580a"/>
    </style:style>
    <style:style style:name="T170" style:family="text">
      <style:text-properties officeooo:rsid="009fb678"/>
    </style:style>
    <style:style style:name="T171" style:family="text">
      <style:text-properties officeooo:rsid="009fb82d"/>
    </style:style>
    <style:style style:name="T172" style:family="text">
      <style:text-properties officeooo:rsid="00a11fd2"/>
    </style:style>
    <style:style style:name="T173" style:family="text">
      <style:text-properties officeooo:rsid="00a3f244"/>
    </style:style>
    <style:style style:name="T174" style:family="text">
      <style:text-properties officeooo:rsid="00a9adb4"/>
    </style:style>
    <style:style style:name="T175" style:family="text">
      <style:text-properties officeooo:rsid="00ab32c2"/>
    </style:style>
    <style:style style:name="T176" style:family="text">
      <style:text-properties officeooo:rsid="00ae35d5"/>
    </style:style>
    <style:style style:name="T177" style:family="text">
      <style:text-properties officeooo:rsid="00afb71f"/>
    </style:style>
    <style:style style:name="T178" style:family="text">
      <style:text-properties officeooo:rsid="00b8aeaa"/>
    </style:style>
    <style:style style:name="T179" style:family="text">
      <style:text-properties officeooo:rsid="00c2e37d"/>
    </style:style>
    <style:style style:name="T180" style:family="text">
      <style:text-properties officeooo:rsid="00c4af0f"/>
    </style:style>
    <style:style style:name="T181" style:family="text">
      <style:text-properties officeooo:rsid="00cd3e1c"/>
    </style:style>
    <style:style style:name="T182" style:family="text">
      <style:text-properties officeooo:rsid="00da28bb"/>
    </style:style>
    <style:style style:name="T183" style:family="text">
      <style:text-properties officeooo:rsid="00da56b5"/>
    </style:style>
    <style:style style:name="T184" style:family="text">
      <style:text-properties officeooo:rsid="00da634e"/>
    </style:style>
    <style:style style:name="T185" style:family="text">
      <style:text-properties officeooo:rsid="00e1b1a6"/>
    </style:style>
    <style:style style:name="T186" style:family="text">
      <style:text-properties officeooo:rsid="00e205f4"/>
    </style:style>
    <style:style style:name="T187" style:family="text">
      <style:text-properties officeooo:rsid="00e566f3"/>
    </style:style>
    <style:style style:name="T188" style:family="text">
      <style:text-properties officeooo:rsid="00e5890d"/>
    </style:style>
    <style:style style:name="T189" style:family="text">
      <style:text-properties officeooo:rsid="00e815cc"/>
    </style:style>
    <style:style style:name="T190" style:family="text">
      <style:text-properties officeooo:rsid="00ea1135"/>
    </style:style>
    <style:style style:name="T191" style:family="text">
      <style:text-properties officeooo:rsid="00f04d69"/>
    </style:style>
    <style:style style:name="T192" style:family="text">
      <style:text-properties style:text-underline-style="none"/>
    </style:style>
    <style:style style:name="T193" style:family="text">
      <style:text-properties style:text-underline-style="none" officeooo:rsid="00fd80a6"/>
    </style:style>
    <style:style style:name="T194" style:family="text">
      <style:text-properties style:text-underline-style="none" officeooo:rsid="00ff1519"/>
    </style:style>
    <style:style style:name="T195" style:family="text">
      <style:text-properties officeooo:rsid="01056933"/>
    </style:style>
    <style:style style:name="T196" style:family="text">
      <style:text-properties officeooo:rsid="010bdba3"/>
    </style:style>
    <style:style style:name="T197" style:family="text">
      <style:text-properties officeooo:rsid="010c9b04"/>
    </style:style>
    <style:style style:name="T198" style:family="text">
      <style:text-properties officeooo:rsid="010e45f6"/>
    </style:style>
    <style:style style:name="T199" style:family="text">
      <style:text-properties officeooo:rsid="0110e142"/>
    </style:style>
    <style:style style:name="T200" style:family="text">
      <style:text-properties officeooo:rsid="01146462"/>
    </style:style>
    <style:style style:name="T201" style:family="text">
      <style:text-properties officeooo:rsid="0119ca03"/>
    </style:style>
    <style:style style:name="T202" style:family="text">
      <style:text-properties officeooo:rsid="01247d2f"/>
    </style:style>
    <style:style style:name="T203" style:family="text">
      <style:text-properties officeooo:rsid="012a7905"/>
    </style:style>
    <style:style style:name="T204" style:family="text">
      <style:text-properties officeooo:rsid="012ef6ee"/>
    </style:style>
    <style:style style:name="T205" style:family="text">
      <style:text-properties officeooo:rsid="0141197b"/>
    </style:style>
    <style:style style:name="T206" style:family="text">
      <style:text-properties officeooo:rsid="01415e9a"/>
    </style:style>
    <style:style style:name="T207" style:family="text">
      <style:text-properties officeooo:rsid="01425332"/>
    </style:style>
    <style:style style:name="T208" style:family="text">
      <style:text-properties officeooo:rsid="0143a43a"/>
    </style:style>
    <style:style style:name="T209" style:family="text">
      <style:text-properties style:font-size-asian="12pt" style:font-size-complex="12pt"/>
    </style:style>
    <style:style style:name="T210" style:family="text">
      <style:text-properties officeooo:rsid="0145057f" style:font-size-asian="12pt" style:font-size-complex="12pt"/>
    </style:style>
    <style:style style:name="T211" style:family="text">
      <style:text-properties officeooo:rsid="00dd48bb" style:font-size-asian="12pt" style:font-size-complex="12pt"/>
    </style:style>
    <style:style style:name="T212" style:family="text">
      <style:text-properties officeooo:rsid="0149220d"/>
    </style:style>
    <style:style style:name="T213" style:family="text">
      <style:text-properties officeooo:rsid="014f5965"/>
    </style:style>
    <style:style style:name="T214" style:family="text">
      <style:text-properties officeooo:rsid="015a1b50"/>
    </style:style>
    <style:style style:name="T215" style:family="text">
      <style:text-properties officeooo:rsid="0160c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>Table of Contents</text:p>
      <text:p text:style-name="P190"/>
      <text:p text:style-name="P49">0 - Preface</text:p>
      <text:p text:style-name="P49"/>
      <text:p text:style-name="P49">1 - What is Jai ?</text:p>
      <text:p text:style-name="P1"><text:span text:style-name="T2"><text:tab/></text:span><text:span text:style-name="T20">1.1 Some context and history.</text:span></text:p>
      <text:p text:style-name="P117"><text:tab/>1.2 What type of language is Jai?</text:p>
      <text:p text:style-name="P48"/>
      <text:p text:style-name="P48">1B - What is Jai - more in depth</text:p>
      <text:p text:style-name="P69"><text:span text:style-name="T4"><text:tab/></text:span><text:span text:style-name="T90">1.1 What type of language is Jai?</text:span></text:p>
      <text:p text:style-name="P117"><text:tab/><text:tab/>1.1.1 Priorities</text:p>
      <text:p text:style-name="P117"><text:tab/><text:tab/>1.1.2 Jai tries to be a better C/C++</text:p>
      <text:p text:style-name="P117"><text:tab/>1.2 Comparisons with other languages</text:p>
      <text:p text:style-name="P117"><text:tab/>1.3 Jai's performance</text:p>
      <text:p text:style-name="P117"><text:tab/>1.<text:span text:style-name="T176">4</text:span> Some steps in Jai's history</text:p>
      <text:p text:style-name="P117"><text:tab/>1.<text:span text:style-name="T176">5</text:span> Specific Jai features</text:p>
      <text:p text:style-name="P117"><text:tab/>1.<text:span text:style-name="T176">6</text:span> Some wrong ideas in software development</text:p>
      <text:p text:style-name="P117"><text:tab/>1.<text:span text:style-name="T176">7</text:span> Jai community and communication channels</text:p>
      <text:p text:style-name="P117"><text:tab/>1.<text:span text:style-name="T176">8</text:span> Jai's popularity</text:p>
      <text:p text:style-name="P48"/>
      <text:p text:style-name="P48">2 - Setting up a Jai development environment</text:p>
      <text:p text:style-name="P68"><text:tab/><text:span text:style-name="T93">2.1 Opening up the Jai compiler toolkit</text:span></text:p>
      <text:p text:style-name="P117"><text:tab/>2.2 Setting up the Jai compiler</text:p>
      <text:p text:style-name="P69"><text:span text:style-name="T4"><text:tab/><text:tab/></text:span><text:span text:style-name="T5">2.2.1 Copying the compiler to its destination folder</text:span></text:p>
      <text:p text:style-name="P83"><text:tab/><text:tab/>2.2.2 Making the jai command system-wide available</text:p>
      <text:p text:style-name="P83"><text:tab/><text:tab/>2.2.3 Updating Jai and switching versions</text:p>
      <text:p text:style-name="P83"><text:tab/><text:tab/>2.2.4 Prerequisite for Windows</text:p>
      <text:p text:style-name="P83"><text:tab/><text:tab/>2.2.5 Windows as development platform</text:p>
      <text:p text:style-name="P83"><text:tab/><text:tab/>2.2.6 Solution for install problem on Linux distros</text:p>
      <text:p text:style-name="P83"><text:tab/><text:tab/>2.2.7 Working in WSL on Windows</text:p>
      <text:p text:style-name="P69"><text:tab/><text:span text:style-name="T90">2.3 Editor help for coding Jai</text:span></text:p>
      <text:p text:style-name="P69"><text:tab/><text:tab/><text:span text:style-name="T5">2.3.1 Overview of different editors</text:span></text:p>
      <text:p text:style-name="P83"><text:tab/><text:tab/>2.3.2 Using the Visual Studio Code plugin</text:p>
      <text:p text:style-name="P83"><text:tab/><text:tab/>2.3.3 How to edit, build and run a Jai program in VS-Code through CodeRunner</text:p>
      <text:p text:style-name="P69"><text:span text:style-name="T4"><text:tab/></text:span><text:span text:style-name="T90">2.4 The compiler command</text:span></text:p>
      <text:h text:style-name="P47" text:outline-level="1">2B - Compiler command-line options</text:h>
      <text:p text:style-name="P4">3 – Compiling and running your first program</text:p>
      <text:p text:style-name="P229"><text:soft-page-break/><text:span text:style-name="T39"><text:tab/></text:span><text:span text:style-name="T81">3.1 Some preliminary remarks</text:span></text:p>
      <text:p text:style-name="P69"><text:span text:style-name="T92"><text:tab/></text:span><text:span text:style-name="T90">3.</text:span><text:span text:style-name="T91">2</text:span><text:span text:style-name="T90"> The main entry point</text:span></text:p>
      <text:h text:style-name="P252" text:outline-level="4"><text:s/>3.<text:span text:style-name="T188">3</text:span> Compiling our first program</text:h>
      <text:h text:style-name="P259" text:outline-level="4"><text:span text:style-name="T21"><text:tab/><text:tab/></text:span><text:span text:style-name="T29">3.3.1 Compile-time</text:span></text:h>
      <text:p text:style-name="P82"><text:tab/><text:tab/>3.3.2 Printing output</text:p>
      <text:h text:style-name="P256" text:outline-level="4"><text:tab/><text:tab/>3.3.3 Run-time</text:h>
      <text:p text:style-name="P82"><text:tab/><text:tab/>3.3.4 Running code during compile-time</text:p>
      <text:p text:style-name="P82"><text:tab/><text:tab/>3.3.5 Some remarks</text:p>
      <text:p text:style-name="P82"><text:tab/><text:tab/>3.3.6 Errors</text:p>
      <text:p text:style-name="P82"><text:tab/><text:tab/>3.3.7 Exiting a program</text:p>
      <text:p text:style-name="P82"/>
      <text:p text:style-name="P3">4 – More info about the compiler</text:p>
      <text:p text:style-name="P216"><text:span text:style-name="T35"><text:tab/></text:span><text:span text:style-name="T64">4.1 General info</text:span></text:p>
      <text:p text:style-name="P73"><text:span text:style-name="T106"><text:tab/></text:span>4.2 Internal byte-code interpreter</text:p>
      <text:p text:style-name="P73"><text:span text:style-name="T106"><text:tab/></text:span>4.3 Front-end</text:p>
      <text:p text:style-name="P73"><text:span text:style-name="T106"><text:tab/></text:span>4.4 Back-ends</text:p>
      <text:p text:style-name="P73"><text:span text:style-name="T106"><text:tab/></text:span>4.5 Linking</text:p>
      <text:p text:style-name="P73"><text:span text:style-name="T106"><text:tab/></text:span>4.6 Architectures</text:p>
      <text:p text:style-name="P73"><text:span text:style-name="T106"><text:tab/></text:span>4.7 Debug and release build</text:p>
      <text:p text:style-name="P67"><text:tab/></text:p>
      <text:p text:style-name="P74">4<text:span text:style-name="T191">B_</text:span>Options for giving code at the command-line</text:p>
      <text:p text:style-name="P74">4<text:span text:style-name="T191">C_</text:span>The Preload module</text:p>
      <text:p text:style-name="P74">4<text:span text:style-name="T191">D_</text:span>Memory management</text:p>
      <text:p text:style-name="P118">4<text:span text:style-name="T191">E_</text:span>What happens when Jai starts up?</text:p>
      <text:p text:style-name="P74"/>
      <text:p text:style-name="P73"/>
      <text:h text:style-name="P2" text:outline-level="1">5 – Constants, variables, types and operations</text:h>
      <text:p text:style-name="P73"><text:span text:style-name="T106"><text:tab/></text:span>5.1 Data, literals and types</text:p>
      <text:p text:style-name="P73"><text:span text:style-name="T106"><text:tab/><text:tab/></text:span><text:span text:style-name="T6">5.1.1 Data and types</text:span></text:p>
      <text:p text:style-name="P81"><text:tab/><text:tab/>5.1.2 The primitive types: <text:span text:style-name="T121">bool, int, float, string, void</text:span></text:p>
      <text:p text:style-name="P81"><text:tab/><text:tab/>5.1.3 Using print to display a value</text:p>
      <text:p text:style-name="P81"><text:tab/><text:tab/>5.1.4 type_of()</text:p>
      <text:h text:style-name="P254" text:outline-level="4"><text:tab/>5.2 Constants</text:h>
      <text:p text:style-name="P230"><text:span text:style-name="T34"><text:tab/><text:tab/></text:span><text:span text:style-name="T53">5.2.1 Problem: What if we need the same literal many times in code?</text:span></text:p>
      <text:p text:style-name="P212"><text:span text:style-name="T29"><text:tab/><text:tab/>5.2.2 </text:span><text:span text:style-name="Emphasis"><text:span text:style-name="T29">Solution</text:span></text:span><text:span text:style-name="T29">: Constants</text:span></text:p>
      <text:h text:style-name="P255" text:outline-level="4"><text:tab/>5.3 - Variables</text:h>
      <text:p text:style-name="P81"><text:tab/><text:tab/>5.3.1 - How to declare variables</text:p>
      <text:h text:style-name="P253" text:outline-level="4"><text:soft-page-break/><text:tab/>5.4 - Errors when defining variables</text:h>
      <text:h text:style-name="P253" text:outline-level="4"><text:tab/>5.5 - Multiple assignment</text:h>
      <text:h text:style-name="P253" text:outline-level="4"><text:tab/>5.6 - Swapping values</text:h>
      <text:h text:style-name="P253" text:outline-level="4"><text:tab/>5.7 - More about printing</text:h>
      <text:p text:style-name="P213"><text:span text:style-name="T22"><text:tab/><text:tab/></text:span><text:span text:style-name="T30">5.7.1 - Printing more than one value</text:span></text:p>
      <text:p text:style-name="P84"><text:tab/><text:tab/>5.7.<text:span text:style-name="T119">2</text:span> - The write procedures</text:p>
      <text:p text:style-name="P84"><text:tab/><text:tab/>5.7.<text:span text:style-name="T119">3</text:span> - Printing Unicode</text:p>
      <text:p text:style-name="P86"><text:tab/><text:tab/>5.7.4 - Printing to standard error</text:p>
      <text:p text:style-name="P206"><text:tab/><text:span text:style-name="T140">5.8 - General naming conventions</text:span></text:p>
      <text:p text:style-name="P12"/>
      <text:p text:style-name="P12">5B - Identifier <text:span text:style-name="T124">b</text:span>ackslashes</text:p>
      <text:p text:style-name="P46">5C – ASCII table</text:p>
      <text:p text:style-name="P13"/>
      <text:h text:style-name="P5" text:outline-level="1">6 – Bool and number types</text:h>
      <text:h text:style-name="P258" text:outline-level="4"><text:tab/><text:span text:style-name="T93">6.1 - Boolean values</text:span></text:h>
      <text:p text:style-name="P213"><text:span text:style-name="T28"><text:tab/><text:tab/></text:span><text:span text:style-name="T30">6.1.1 Equal values and boolean expressions</text:span></text:p>
      <text:p text:style-name="P84"><text:tab/><text:tab/>6.1.2 Boolean operators</text:p>
      <text:p text:style-name="P84"><text:tab/><text:tab/>6.1.3 The assert statement</text:p>
      <text:p text:style-name="P53"><text:tab/><text:span text:style-name="T93">6.2 - Number types</text:span></text:p>
      <text:p text:style-name="P213"><text:span text:style-name="T28"><text:tab/><text:tab/></text:span><text:span text:style-name="T30">6.2.1 - Comparison operators</text:span></text:p>
      <text:p text:style-name="P84"><text:tab/><text:tab/>6.2.2 - Arithmetic operators</text:p>
      <text:p text:style-name="P84"><text:tab/><text:tab/>6.2.3 - Mixing of different types</text:p>
      <text:p text:style-name="P84"><text:tab/><text:tab/>6.2.4 - Casting of values</text:p>
      <text:p text:style-name="P247"><text:span text:style-name="T50"><text:tab/><text:tab/></text:span><text:span text:style-name="T31">6.2.5 - Autocasting with xx</text:span></text:p>
      <text:p text:style-name="P191"><text:tab/><text:tab/><text:tab/>6.2.5.1 - Cast of bool to int</text:p>
      <text:p text:style-name="P192"><text:tab/><text:tab/><text:tab/>6.2.5.2 - Cast of int to bool - truthiness</text:p>
      <text:p text:style-name="P86"><text:tab/><text:tab/>6.2.6 Complex expressions and precedence</text:p>
      <text:h text:style-name="P85" text:outline-level="3"><text:tab/><text:tab/>6.2.7 Bitwise operators</text:h>
      <text:p text:style-name="P231"><text:span text:style-name="T50"><text:tab/><text:tab/><text:tab/></text:span><text:span text:style-name="T84">6.2.7.1 Using bitwise operators</text:span></text:p>
      <text:p text:style-name="P231"><text:span text:style-name="T86"><text:tab/><text:tab/><text:tab/></text:span><text:span text:style-name="T84">6.2.7.</text:span><text:span text:style-name="T85">2</text:span><text:span text:style-name="T84"> Test</text:span><text:span text:style-name="T85">s</text:span><text:span text:style-name="T84"> </text:span><text:span text:style-name="T85">on</text:span><text:span text:style-name="T84"> number</text:span><text:span text:style-name="T85">s</text:span></text:p>
      <text:h text:style-name="P85" text:outline-level="3"><text:tab/><text:tab/>6.2.8 Formatting procs</text:h>
      <text:h text:style-name="P85" text:outline-level="3"><text:tab/><text:tab/>6.2.9 Random numbers</text:h>
      <text:p text:style-name="P86"><text:tab/><text:tab/>6.2.10 The Math module</text:p>
      <text:p text:style-name="P84"/>
      <text:h text:style-name="P43" text:outline-level="1">6B – Times and dates</text:h>
      <text:p text:style-name="P135"><text:tab/>6B.1 – Getting the current time</text:p>
      <text:p text:style-name="P238"><text:span text:style-name="T44"><text:tab/></text:span><text:span text:style-name="T45">6B.2 - </text:span><text:span text:style-name="T44">Measuring performance using get_time and current_time_monotonic</text:span></text:p>
      <text:p text:style-name="P228"><text:span text:style-name="T72"><text:tab/>6B.</text:span><text:span text:style-name="T74">3</text:span><text:span text:style-name="T72"> – Getting </text:span><text:span text:style-name="T73">a random number from time</text:span></text:p>
      <text:p text:style-name="P174"/>
      <text:h text:style-name="P5" text:outline-level="1">7 – Scope of Variables</text:h>
      <text:p text:style-name="P76"><text:span text:style-name="T107"><text:tab/></text:span><text:span text:style-name="T98">7.1 - Data scope and imperative scope</text:span></text:p>
      <text:p text:style-name="P224"><text:span text:style-name="T36"><text:tab/><text:tab/></text:span><text:span text:style-name="T54">7.1.1 - Global constants and variables</text:span></text:p>
      <text:p text:style-name="P84"><text:soft-page-break/><text:tab/><text:tab/>7.1.2 - Local variables</text:p>
      <text:p text:style-name="P231"><text:span text:style-name="T65"><text:tab/></text:span><text:span text:style-name="T66">7.2 - Shadowing of variables</text:span></text:p>
      <text:h text:style-name="P6" text:outline-level="1"/>
      <text:h text:style-name="P6" text:outline-level="1">8 – Structuring <text:span text:style-name="T115">a project’</text:span><text:span text:style-name="T116">s </text:span>code</text:h>
      <text:p text:style-name="P51"><text:tab/><text:span text:style-name="T93">8.1 Structuring with modules</text:span></text:p>
      <text:p text:style-name="P120"><text:tab/>8.2 Loading files with #load</text:p>
      <text:h text:style-name="P119" text:outline-level="2"><text:tab/>8.3 Named imports</text:h>
      <text:p text:style-name="P203"><text:tab/><text:tab/><text:span text:style-name="T129">8.3.1 Definition</text:span></text:p>
      <text:p text:style-name="P105"><text:tab/><text:tab/>8.3.2 Handling naming conflicts</text:p>
      <text:p text:style-name="P120"><text:tab/>8.4 Import a file, a dir or a string</text:p>
      <text:h text:style-name="P119" text:outline-level="2"><text:tab/>8.<text:span text:style-name="T150">5</text:span> Structuring a project</text:h>
      <text:p text:style-name="P105"><text:tab/><text:tab/>8.5.1 The folder structure</text:p>
      <text:p text:style-name="P105"><text:tab/><text:tab/>8.5.2 The source code structure</text:p>
      <text:p text:style-name="P120"/>
      <text:p text:style-name="P120"><text:tab/>8.<text:span text:style-name="T150">6</text:span> -import_dir</text:p>
      <text:p text:style-name="P132"><text:tab/>8.<text:span text:style-name="T162">7</text:span> <text:span text:style-name="T162">Module </text:span><text:span text:style-name="T177">and program </text:span><text:span text:style-name="T162">parameters</text:span></text:p>
      <text:p text:style-name="P194"><text:tab/><text:tab/>8.7.1 Definition and use</text:p>
      <text:p text:style-name="P194"><text:tab/><text:tab/>8.7.2 Creating your own module parameters</text:p>
      <text:p text:style-name="P194"/>
      <text:h text:style-name="P6" text:outline-level="1">8B – The #scope directives</text:h>
      <text:h text:style-name="P50" text:outline-level="2"><text:tab/><text:span text:style-name="T93">8B.1 The #scope_file and #scope_export directives</text:span></text:h>
      <text:h text:style-name="P119" text:outline-level="2"><text:tab/>8B.2 Scope in a module</text:h>
      <text:p text:style-name="P121"><text:tab/>8B.3 An example of using the #scope directives</text:p>
      <text:p text:style-name="P52"/>
      <text:h text:style-name="P6" text:outline-level="1">9 – More about types</text:h>
      <text:p text:style-name="P77"><text:span text:style-name="T107"><text:tab/></text:span><text:span text:style-name="T111">9.1 </text:span><text:span text:style-name="T114">First class </text:span><text:span text:style-name="T111">Type</text:span><text:span text:style-name="T114">s</text:span></text:p>
      <text:p text:style-name="P80"><text:span text:style-name="T107"><text:tab/></text:span><text:span text:style-name="T111">9.</text:span><text:span text:style-name="T114">2</text:span><text:span text:style-name="T111"> Constants of type Type: Type alias</text:span></text:p>
      <text:p text:style-name="P80"><text:span text:style-name="T107"><text:tab/></text:span><text:span text:style-name="T111">9.</text:span><text:span text:style-name="T114">3</text:span><text:span text:style-name="T111"> Variables of type Type</text:span></text:p>
      <text:p text:style-name="P77"><text:span text:style-name="T107"><text:tab/></text:span><text:span text:style-name="T111">9.</text:span><text:span text:style-name="T114">4</text:span><text:span text:style-name="T111"> size_of</text:span></text:p>
      <text:p text:style-name="P77"><text:span text:style-name="T107"><text:tab/></text:span><text:span text:style-name="T111">9.</text:span><text:span text:style-name="T114">5</text:span><text:span text:style-name="T111"> The Any type</text:span></text:p>
      <text:p text:style-name="P77"><text:span text:style-name="T107"><text:tab/></text:span><text:span text:style-name="T111">9.</text:span><text:span text:style-name="T114">6</text:span><text:span text:style-name="T111"> Any and the print procedure</text:span></text:p>
      <text:p text:style-name="P77"><text:span text:style-name="T107"><text:tab/></text:span><text:span text:style-name="T111">9.</text:span><text:span text:style-name="T114">7</text:span><text:span text:style-name="T111"> Type comparisons</text:span></text:p>
      <text:p text:style-name="P7"/>
      <text:h text:style-name="P6" text:outline-level="1">10 – Working with pointers</text:h>
      <text:h text:style-name="P50" text:outline-level="2"><text:tab/><text:span text:style-name="T93">10.1 What is a pointer?</text:span></text:h>
      <text:h text:style-name="P119" text:outline-level="2"><text:tab/>10.2 Pointers to pointer<text:span text:style-name="T117">s</text:span></text:h>
      <text:h text:style-name="P119" text:outline-level="2"><text:tab/>10.3 Dereferencing a null pointer</text:h>
      <text:p text:style-name="P120"><text:tab/>10.4 Dangling pointers</text:p>
      <text:p text:style-name="P121"><text:tab/>10.<text:span text:style-name="T145">5</text:span> Casting to pointer types</text:p>
      <text:p text:style-name="P8"><text:soft-page-break/>11 – Allocating and freeing memory</text:p>
      <text:p text:style-name="P225"><text:span text:style-name="T36"><text:tab/></text:span><text:span text:style-name="T72">11.1 The defer keyword</text:span></text:p>
      <text:p text:style-name="P120"><text:tab/>11.2 Allocating and freeing primitive variables</text:p>
      <text:p text:style-name="P8"/>
      <text:p text:style-name="P8">12 - Basics of structs</text:p>
      <text:p text:style-name="P225"><text:span text:style-name="T79"><text:tab/></text:span><text:span text:style-name="T72">12.1 Struct declarations</text:span></text:p>
      <text:p text:style-name="P120"><text:tab/>12.2 Making struct variables</text:p>
      <text:p text:style-name="P120"><text:tab/>12.3 Nested structs</text:p>
      <text:p text:style-name="P120"><text:tab/>12.4 Struct literals</text:p>
      <text:p text:style-name="P120"><text:tab/>12.5 Making structs on the heap</text:p>
      <text:p text:style-name="P120"><text:tab/>12.6 Recursive structs</text:p>
      <text:p text:style-name="P193"><text:tab/><text:tab/>12.6.1 Linked List</text:p>
      <text:p text:style-name="P193"><text:tab/><text:tab/>12.6.2 Double Linked List</text:p>
      <text:p text:style-name="P193"><text:tab/><text:tab/>12.6.3 Tree</text:p>
      <text:p text:style-name="P200"><text:tab/><text:tab/><text:span text:style-name="T132">12.6.4 Circular dependencies</text:span></text:p>
      <text:p text:style-name="P120"><text:tab/>12.7 A structs namespace</text:p>
      <text:p text:style-name="P120"><text:tab/>12.8 The #as directive</text:p>
      <text:p text:style-name="P120"><text:tab/>12.<text:span text:style-name="T123">9</text:span> Using a structs namespace for better storage management</text:p>
      <text:p text:style-name="P120"><text:tab/>12.<text:span text:style-name="T123">10</text:span> Pointer to struct</text:p>
      <text:p text:style-name="P120"><text:tab/>12.11 Struct alignment</text:p>
      <text:p text:style-name="P120"><text:tab/>12.12 Making definitions in an inner module visible with using</text:p>
      <text:p text:style-name="P208"><text:span text:style-name="T141"><text:tab/></text:span><text:span text:style-name="T134">12.13 Struct parameters</text:span></text:p>
      <text:p text:style-name="P248"><text:span text:style-name="T27"><text:tab/><text:tab/></text:span><text:span text:style-name="T33">12.13.1 </text:span><text:span text:style-name="T133">Struct parameters of type Type</text:span></text:p>
      <text:p text:style-name="P209"><text:span text:style-name="T135"><text:tab/>1</text:span><text:span text:style-name="T136">2.15 Anonymous structs</text:span></text:p>
      <text:p text:style-name="P172"><text:tab/>12.16 Member procs</text:p>
      <text:p text:style-name="P14"/>
      <text:p text:style-name="P78"><text:span text:style-name="T107">1</text:span><text:span text:style-name="T108">3</text:span><text:span text:style-name="T107"> - Unions and enums</text:span></text:p>
      <text:h text:style-name="P122" text:outline-level="2"><text:tab/>13.1 Working with unions</text:h>
      <text:h text:style-name="P122" text:outline-level="2"><text:tab/>13.2 Working with enums</text:h>
      <text:h text:style-name="P122" text:outline-level="2"><text:tab/>13.<text:span text:style-name="T118">3</text:span> Enum as a namespace</text:h>
      <text:h text:style-name="P122" text:outline-level="2"><text:tab/>13.<text:span text:style-name="T118">4</text:span> Enum as #specified</text:h>
      <text:h text:style-name="P122" text:outline-level="2"><text:tab/>13.<text:span text:style-name="T118">5</text:span> enum_flags and masking flags</text:h>
      <text:h text:style-name="P122" text:outline-level="2"><text:tab/>13.<text:span text:style-name="T118">6</text:span> Some useful enum methods</text:h>
      <text:p text:style-name="P123"><text:tab/>13.7 Notes on enums</text:p>
      <text:p text:style-name="P124"/>
      <text:p text:style-name="P9"/>
      <text:p text:style-name="P9"/>
      <text:p text:style-name="P234"><text:span text:style-name="T87">1</text:span><text:span text:style-name="T88">4</text:span><text:span text:style-name="T87"> - Branching with if else</text:span></text:p>
      <text:p text:style-name="P234"><text:span text:style-name="T89"><text:tab/></text:span><text:span text:style-name="T80">14.1 The if-else statement</text:span></text:p>
      <text:p text:style-name="P234"><text:soft-page-break/><text:span text:style-name="T80"><text:tab/><text:tab/></text:span><text:span text:style-name="T55">14.1.1 One-liners</text:span></text:p>
      <text:p text:style-name="P89"><text:tab/><text:tab/>14.1.2 The classical C error</text:p>
      <text:p text:style-name="P130"><text:tab/>14.2 Ternary operator ifx</text:p>
      <text:p text:style-name="P130"><text:tab/>14.3 Case branching</text:p>
      <text:p text:style-name="P204"><text:tab/><text:tab/><text:span text:style-name="T129">14.3.1 What is the if-case construct?</text:span></text:p>
      <text:p text:style-name="P234"><text:span text:style-name="T80"><text:tab/><text:tab/></text:span><text:span text:style-name="T55">14.3.</text:span><text:span text:style-name="T56">2</text:span><text:span text:style-name="T55"> Using if-case with enums and #complete</text:span></text:p>
      <text:h text:style-name="P125" text:outline-level="2"><text:tab/>14.4 Test on empty variables</text:h>
      <text:h text:style-name="P125" text:outline-level="2"><text:tab/>14.5 Other useful if tests</text:h>
      <text:p text:style-name="P10"/>
      <text:p text:style-name="P10">1<text:span text:style-name="T120">5</text:span> - <text:span text:style-name="T120">Looping</text:span> with <text:span text:style-name="T120">while and for</text:span></text:p>
      <text:h text:style-name="P126" text:outline-level="2"><text:tab/>15.1 While loop</text:h>
      <text:h text:style-name="P127" text:outline-level="3"><text:tab/><text:tab/><text:span text:style-name="T9">15.1.1 Nested while loops</text:span></text:h>
      <text:h text:style-name="P87" text:outline-level="3"><text:tab/><text:tab/>15.1.2 Named while-loops</text:h>
      <text:h text:style-name="P87" text:outline-level="3"><text:tab/><text:tab/>15.1.3 Printing out a recursive list</text:h>
      <text:h text:style-name="P126" text:outline-level="2"><text:tab/>15.2 For loop</text:h>
      <text:h text:style-name="P126" text:outline-level="2"><text:tab/>15.3 Breaking out or continuing a loop</text:h>
      <text:h text:style-name="P126" text:outline-level="2"><text:tab/>15.4 Looping over an enum's values</text:h>
      <text:p text:style-name="P129"><text:tab/>15.5 <text:span text:style-name="T204">Runtime-reflection - </text:span>Looping over a structs fields <text:span text:style-name="T146">with type_info()</text:span></text:p>
      <text:p text:style-name="P128"><text:tab/>15.6 Serialization</text:p>
      <text:p text:style-name="P128"><text:tab/>15.7 Annotations or notes</text:p>
      <text:p text:style-name="P128"/>
      <text:p text:style-name="P11">1<text:span text:style-name="T122">6</text:span> – <text:span text:style-name="T122">Types in depth</text:span></text:p>
      <text:h text:style-name="P131" text:outline-level="2"><text:tab/>16.1 Definition of Any, .type and .type.type</text:h>
      <text:h text:style-name="P131" text:outline-level="2"><text:tab/>16.2 Type_Info and Type_Info_Tag</text:h>
      <text:p text:style-name="P106"><text:tab/><text:span text:style-name="T103">16.3 The type_info() proc</text:span></text:p>
      <text:h text:style-name="P239" text:outline-level="2"><text:span text:style-name="T44"><text:tab/>16.</text:span><text:span text:style-name="T48">4</text:span><text:span text:style-name="T44"> Other useful ways to </text:span><text:span text:style-name="T49">dig </text:span><text:span text:style-name="T44">into type information</text:span></text:h>
      <text:h text:style-name="P88" text:outline-level="2"><text:tab/><text:tab/>16.<text:span text:style-name="T195">4</text:span>.<text:span text:style-name="T195">1</text:span> Checking whether an enum is #specified</text:h>
      <text:p text:style-name="P249"><text:span text:style-name="T36"><text:tab/><text:tab/></text:span><text:span text:style-name="T31">16.</text:span><text:span text:style-name="T32">4</text:span><text:span text:style-name="T31">.</text:span><text:span text:style-name="T32">2</text:span><text:span text:style-name="T31"> Checking whether a struct </text:span><text:span text:style-name="T129">a struct is a subclass of another struct</text:span></text:p>
      <text:p text:style-name="P89"><text:span text:style-name="T175"><text:tab/><text:tab/>1</text:span>6.<text:span text:style-name="T195">4</text:span>.<text:span text:style-name="T195">3</text:span> Type info available at runtime</text:p>
      <text:p text:style-name="P89"/>
      <text:p text:style-name="P16">17 - Basics of procedures</text:p>
      <text:p text:style-name="P130"><text:tab/>17.1 Declaring and calling a proc</text:p>
      <text:p text:style-name="P130"><text:tab/><text:tab/><text:span text:style-name="T9">17.1.1 Exiting from a proc with return</text:span></text:p>
      <text:p text:style-name="P89"><text:tab/><text:tab/>17.1.2 Getting the type and address of a proc</text:p>
      <text:p text:style-name="P130"><text:tab/>17.2 Local procs</text:p>
      <text:p text:style-name="P130"><text:tab/>17.3 Difference between passing a copy and passing a pointer</text:p>
      <text:p text:style-name="P130"><text:tab/>17.4 Default values for arguments</text:p>
      <text:p text:style-name="P130"><text:tab/>17.5 Named arguments</text:p>
      <text:p text:style-name="P130"><text:tab/>17.6 Multiple return values and #must</text:p>
      <text:p text:style-name="P89"><text:tab/><text:tab/>17.6.1 Named and default return values</text:p>
      <text:p text:style-name="P130"><text:tab/><text:tab/><text:span text:style-name="T9">17.6.</text:span><text:span text:style-name="T11">2</text:span><text:span text:style-name="T9"> The #must directive</text:span></text:p>
      <text:p text:style-name="P89"><text:soft-page-break/><text:tab/><text:tab/>17.6.<text:span text:style-name="T153">3</text:span> Example proc: file_open</text:p>
      <text:p text:style-name="P130"><text:tab/>17.7 Overloading procedures</text:p>
      <text:p text:style-name="P108"><text:tab/><text:tab/>17.7.1 What are overloading procedures?</text:p>
      <text:p text:style-name="P130"><text:tab/><text:tab/><text:span text:style-name="T9">17.7.1 Overloading in global and local scope</text:span></text:p>
      <text:p text:style-name="P130"><text:tab/>17.8 Inlining procs</text:p>
      <text:p text:style-name="P130"><text:tab/>17.9 Recursive procs</text:p>
      <text:p text:style-name="P89"><text:tab/><text:tab/>17.9.1 The #this directive</text:p>
      <text:p text:style-name="P197"><text:tab/><text:tab/><text:span text:style-name="T127">17.9.2 Recursive structs and #this</text:span></text:p>
      <text:p text:style-name="P130"><text:tab/>17.10 Swapping values</text:p>
      <text:p text:style-name="P130"><text:tab/>17.11 A println procedure</text:p>
      <text:p text:style-name="P130"><text:tab/>17.12 Autocasting a parameter with xx</text:p>
      <text:p text:style-name="P130"><text:tab/>17.13 Structs and procs</text:p>
      <text:p text:style-name="P89"><text:tab/><text:tab/>17.13.1 Using the namespace of a struct in proc<text:span text:style-name="T196">edures</text:span></text:p>
      <text:p text:style-name="P89"><text:tab/><text:tab/>17.13.2 The #as directive in proc arguments</text:p>
      <text:p text:style-name="P136"><text:tab/>17.1<text:span text:style-name="T151">4</text:span> <text:span text:style-name="T151">Reflection on procedures</text:span></text:p>
      <text:p text:style-name="P240"><text:span text:style-name="T44"><text:tab/><text:tab/></text:span><text:span text:style-name="T57">17.14.1 Getting the argument and return types</text:span></text:p>
      <text:p text:style-name="P107"><text:tab/><text:tab/>17.14.<text:span text:style-name="T197">2</text:span> The #procedure_name directive</text:p>
      <text:p text:style-name="P133"><text:tab/>17.1<text:span text:style-name="T151">5</text:span> <text:span text:style-name="T166">The </text:span><text:span text:style-name="T148">#deprecated </text:span><text:span text:style-name="T166">directive</text:span></text:p>
      <text:p text:style-name="P171"><text:tab/>17.16 Anonymous procs</text:p>
      <text:p text:style-name="P134"/>
      <text:p text:style-name="P20">1<text:span text:style-name="T125">8</text:span> – <text:span text:style-name="T125">Arrays</text:span></text:p>
      <text:p text:style-name="P20"><text:span text:style-name="T111"><text:tab/></text:span><text:span text:style-name="T99">18.1. Array literals</text:span></text:p>
      <text:p text:style-name="P154"><text:tab/>18.2. For loop over arrays</text:p>
      <text:p text:style-name="P154"><text:tab/>18.3. Static arrays</text:p>
      <text:p text:style-name="P100"><text:tab/><text:tab/>18.3.1 Setting up an array with a for loop</text:p>
      <text:p text:style-name="P100"><text:tab/><text:tab/>18.3.2 Compile-time and run-time bounds check</text:p>
      <text:p text:style-name="P100"><text:tab/><text:tab/>18.3.3 Using an array as a boolean</text:p>
      <text:p text:style-name="P100"><text:tab/><text:tab/>18.3.4 Allocating an array on the heap</text:p>
      <text:p text:style-name="P20"><text:span text:style-name="T111"><text:tab/></text:span><text:span text:style-name="T99">18.4. Dynamic arrays</text:span></text:p>
      <text:p text:style-name="P100"><text:tab/><text:tab/>18.4.1 Useful procs for dynamic arrays</text:p>
      <text:p text:style-name="P100"><text:tab/><text:tab/>18.4.2 Internal definition of a dynamic array</text:p>
      <text:p text:style-name="P20"><text:span text:style-name="T111"><text:tab/></text:span><text:span text:style-name="T99">18.5. Array views</text:span></text:p>
      <text:p text:style-name="P100"><text:tab/><text:tab/>18.5.1 Changing the view and the base array</text:p>
      <text:p text:style-name="P100"><text:tab/><text:tab/>18.5.2 Misuse of array views with dynamic arrays</text:p>
      <text:p text:style-name="P20"><text:span text:style-name="T111"><text:tab/></text:span><text:span text:style-name="T99">18.6. For-loops over arrays: more examples</text:span></text:p>
      <text:p text:style-name="P100"><text:tab/><text:tab/>18.6.1 Named index and value</text:p>
      <text:p text:style-name="P100"><text:tab/><text:tab/>18.6.2 Changing an array by iterating with a pointer</text:p>
      <text:p text:style-name="P100"><text:tab/><text:tab/>18.6.3 Reversing a for loop with &lt;</text:p>
      <text:p text:style-name="P20"><text:span text:style-name="T111"><text:tab/></text:span><text:span text:style-name="T99">18.7. Multidimensional arrays</text:span></text:p>
      <text:p text:style-name="P20"><text:span text:style-name="T111"><text:tab/></text:span><text:span text:style-name="T99">18.8. Passing an array to a procedure</text:span></text:p>
      <text:p text:style-name="P20"><text:span text:style-name="T111"><text:tab/></text:span><text:span text:style-name="T99">18.9. An array of pointers</text:span></text:p>
      <text:p text:style-name="P154"><text:tab/>18.10 Variable number of arguments <text:span text:style-name="T181">(</text:span>..<text:span text:style-name="T181">)</text:span> <text:span text:style-name="T154">for a procedure</text:span></text:p>
      <text:p text:style-name="P100"><text:soft-page-break/><text:tab/><text:tab/>18.10.1 Passing an array as a variable argument</text:p>
      <text:h text:style-name="P90" text:outline-level="3"><text:tab/><text:tab/>18.10.2 Named variable arguments proc</text:h>
      <text:h text:style-name="P54" text:outline-level="2"><text:tab/><text:span text:style-name="T93">18.11 The print procedure</text:span></text:h>
      <text:p text:style-name="P152"><text:tab/>18.12 Array of structs</text:p>
      <text:p text:style-name="P18"><text:tab/></text:p>
      <text:p text:style-name="P18">1<text:span text:style-name="T125">8</text:span><text:span text:style-name="T142">B</text:span> – <text:span text:style-name="T142">Ordered remove in a</text:span><text:span text:style-name="T125">rrays</text:span></text:p>
      <text:p text:style-name="P44">18C - Copying a struct with memcpy</text:p>
      <text:p text:style-name="P45"/>
      <text:p text:style-name="P17">1<text:span text:style-name="T126">9</text:span> – <text:span text:style-name="T126">Working with strings</text:span></text:p>
      <text:p text:style-name="P56"><text:tab/><text:span text:style-name="T93">19.1 What are strings?</text:span></text:p>
      <text:h text:style-name="P151" text:outline-level="2"><text:tab/>19.2 Some basic operations on bytes</text:h>
      <text:h text:style-name="P151" text:outline-level="2"><text:tab/>19.3 Backslash codes, escape characters and Unicode characters</text:h>
      <text:h text:style-name="P151" text:outline-level="2"><text:tab/>19.4 Some string characteristics</text:h>
      <text:h text:style-name="P91" text:outline-level="3"><text:tab/><text:tab/>19.4.1 String literals are immutable and bounds-checked</text:h>
      <text:h text:style-name="P91" text:outline-level="3"><text:tab/><text:tab/>19.4.2 Strings as boolean values</text:h>
      <text:h text:style-name="P91" text:outline-level="3"><text:tab/><text:tab/>19.4.3 Multi-line strings</text:h>
      <text:h text:style-name="P91" text:outline-level="3"><text:tab/><text:tab/>19.4.4 Looping over the characters in a string str with for</text:h>
      <text:h text:style-name="P91" text:outline-level="3"><text:tab/><text:tab/>19.4.5 The sprint procedure</text:h>
      <text:h text:style-name="P91" text:outline-level="3"><text:tab/><text:tab/>19.4.6 Releasing a string's memory</text:h>
      <text:h text:style-name="P91" text:outline-level="3"><text:tab/><text:tab/>19.4.7 Storing code in strings</text:h>
      <text:p text:style-name="P92"><text:tab/><text:tab/>19.4.8 Strings as array views</text:p>
      <text:h text:style-name="P55" text:outline-level="2"><text:tab/><text:span text:style-name="T93">19.5 String builder</text:span></text:h>
      <text:h text:style-name="P151" text:outline-level="2"><text:tab/>19.6 String operations</text:h>
      <text:h text:style-name="P91" text:outline-level="3"><text:tab/><text:tab/>19.6.1 Conversions to and from numbers</text:h>
      <text:h text:style-name="P257" text:outline-level="4"><text:tab/><text:tab/>19.6.1.1 string to numbers</text:h>
      <text:h text:style-name="P91" text:outline-level="3"><text:tab/><text:tab/>19.6.2 String comparisons</text:h>
      <text:h text:style-name="P91" text:outline-level="3"><text:tab/><text:tab/>19.6.3 Joining and splitting</text:h>
      <text:p text:style-name="P195"><text:tab/><text:tab/><text:tab/><text:span text:style-name="T127">19.6.3.1 Looping over the result of a split</text:span></text:p>
      <text:h text:style-name="P91" text:outline-level="3"><text:tab/><text:tab/>19.6.4 Searching</text:h>
      <text:h text:style-name="P91" text:outline-level="3"><text:tab/><text:tab/>19.6.5 Changing</text:h>
      <text:h text:style-name="P55" text:outline-level="2"><text:tab/><text:span text:style-name="T93">19.7 C strings</text:span></text:h>
      <text:h text:style-name="P175" text:outline-level="2"/>
      <text:p text:style-name="P24">19B - Get command-line arguments</text:p>
      <text:h text:style-name="P26" text:outline-level="2">19<text:span text:style-name="T198">C - </text:span>Getting console input</text:h>
      <text:p text:style-name="P19">19<text:span text:style-name="T198">D</text:span> - Comparing field names of structs</text:p>
      <text:p text:style-name="P19"/>
      <text:p text:style-name="P19"><text:span text:style-name="T143">20</text:span> – <text:span text:style-name="T143">Debugging</text:span></text:p>
      <text:p text:style-name="P57"><text:tab/><text:span text:style-name="T93">20.1 Some general strategies</text:span></text:p>
      <text:p text:style-name="P96"><text:tab/><text:tab/>20.1.1 Print debugging</text:p>
      <text:p text:style-name="P96"><text:tab/><text:tab/>20.1.2 Assert debugging</text:p>
      <text:p text:style-name="P57"><text:tab/><text:span text:style-name="T93">20.2 Debugging compile-time execution</text:span></text:p>
      <text:p text:style-name="P96"><text:soft-page-break/><text:tab/><text:tab/>20.2.1 #assert debugging</text:p>
      <text:p text:style-name="P96"><text:tab/><text:tab/>20.2.2 The compile-time interactive Jai debugger</text:p>
      <text:p text:style-name="P96"><text:tab/><text:tab/>20.2.3 The #dump directive</text:p>
      <text:p text:style-name="P219"><text:span text:style-name="T57"><text:tab/></text:span><text:span text:style-name="T68">20.3 Debugging </text:span><text:span text:style-name="T69">a </text:span><text:span text:style-name="T68">run-time crash with </text:span><text:span text:style-name="T69">an</text:span><text:span text:style-name="T68"> external debugger from Visual Studio</text:span></text:p>
      <text:p text:style-name="P153"><text:tab/>20.4 Debugging general code</text:p>
      <text:p text:style-name="P153"><text:tab/>20.5 Debugging with natvis</text:p>
      <text:p text:style-name="P237"><text:span text:style-name="T46"><text:tab/>20.6 The WinDbg </text:span><text:span text:style-name="T47">debugging tool</text:span></text:p>
      <text:p text:style-name="P153"><text:tab/>20.<text:span text:style-name="T185">7</text:span> Some general info</text:p>
      <text:p text:style-name="P19"/>
      <text:p text:style-name="P19"><text:span text:style-name="T143">21 – </text:span><text:span text:style-name="T147">Memory </text:span><text:span text:style-name="T143">Allocators and </text:span><text:span text:style-name="T144">T</text:span><text:span text:style-name="T143">emporary </text:span><text:span text:style-name="T144">S</text:span><text:span text:style-name="T143">torage</text:span></text:p>
      <text:p text:style-name="P226"><text:span text:style-name="T78"><text:tab/></text:span><text:span text:style-name="T75">21.1 General remarks</text:span></text:p>
      <text:p text:style-name="P226"><text:span text:style-name="T75"><text:tab/><text:tab/></text:span><text:span text:style-name="T54">21.1.1 Overview of allocation and freeing methods</text:span></text:p>
      <text:p text:style-name="P96"><text:tab/><text:tab/>21.1.2 User defer when possible</text:p>
      <text:p text:style-name="P96"><text:tab/><text:tab/>21.1.3 Different sorts of memory <text:span text:style-name="T203">allocation</text:span></text:p>
      <text:p text:style-name="P61"><text:tab/><text:span text:style-name="T93">21.</text:span><text:span text:style-name="T96">2</text:span><text:span text:style-name="T93"> Allocators</text:span></text:p>
      <text:p text:style-name="P61"><text:tab/><text:span text:style-name="T93">21.</text:span><text:span text:style-name="T96">3</text:span><text:span text:style-name="T93"> Temporary storage</text:span></text:p>
      <text:p text:style-name="P158"><text:tab/>21.<text:span text:style-name="T189">4</text:span> Examples of using Temporary Storage</text:p>
      <text:p text:style-name="P96"><text:tab/><text:tab/>21.<text:span text:style-name="T189">4</text:span>.1 Storing strings in temp with tprint</text:p>
      <text:p text:style-name="P96"><text:tab/><text:tab/>21.<text:span text:style-name="T189">4</text:span>.2 Storing arrays in temp</text:p>
      <text:p text:style-name="P96"><text:tab/><text:tab/>21.<text:span text:style-name="T189">4</text:span>.3 Using New with temp</text:p>
      <text:p text:style-name="P96"><text:tab/><text:tab/>21.<text:span text:style-name="T189">4</text:span>.4 Using Temporary Storage on the Stack</text:p>
      <text:p text:style-name="P96"><text:tab/><text:tab/>21.<text:span text:style-name="T189">4</text:span>.<text:span text:style-name="T163">5</text:span> How much memory is allocated in temp?</text:p>
      <text:p text:style-name="P61"><text:span text:style-name="T93"><text:tab/>21.</text:span><text:span text:style-name="T96">5</text:span><text:span text:style-name="T93"> Memory-leak detector</text:span></text:p>
      <text:p text:style-name="P207"><text:span text:style-name="T93"><text:tab/></text:span><text:span text:style-name="T137">21.6 Check which allocator owns </text:span><text:span text:style-name="T139">an allocation</text:span></text:p>
      <text:p text:style-name="P158"/>
      <text:p text:style-name="P27">22 Polymorphic Procedures</text:p>
      <text:h text:style-name="P155" text:outline-level="2"><text:tab/>22.1 What is polymorphism?</text:h>
      <text:p text:style-name="P63"><text:span text:style-name="T93"><text:tab/><text:tab/></text:span><text:span text:style-name="T10">22.1.1 </text:span><text:span text:style-name="T13">A first example</text:span></text:p>
      <text:h text:style-name="P93" text:outline-level="3"><text:tab/><text:tab/>22.1.<text:span text:style-name="T199">2</text:span> What is $T?</text:h>
      <text:h text:style-name="P58" text:outline-level="2"><text:tab/><text:span text:style-name="T93">22.2 Some other examples</text:span></text:h>
      <text:h text:style-name="P93" text:outline-level="3"><text:tab/><text:tab/>22.2.1 T used more than once, and also used as a return type</text:h>
      <text:h text:style-name="P93" text:outline-level="3"><text:tab/><text:tab/>22.2.2 T as the type of an arrays items</text:h>
      <text:h text:style-name="P93" text:outline-level="3"><text:tab/><text:tab/>22.2.3 Example with pointers: <text:span text:style-name="T152">swapping</text:span></text:h>
      <text:p text:style-name="P196"><text:tab/><text:tab/><text:span text:style-name="T128">22.2.4 Example with structs</text:span></text:p>
      <text:h text:style-name="P93" text:outline-level="3"><text:tab/><text:tab/>22.2.<text:span text:style-name="T157">5</text:span> Example with several polymorphic types</text:h>
      <text:h text:style-name="P58" text:outline-level="2"><text:tab/><text:span text:style-name="T93">22.</text:span><text:span text:style-name="T94">3</text:span><text:span text:style-name="T93"> The lambda notation =&gt;</text:span></text:h>
      <text:p text:style-name="P156"><text:tab/>22.4 A procedure as argument of another proc</text:p>
      <text:p text:style-name="P156"><text:tab/>22.5 A recursive lambda as argument of a polymorphic proc</text:p>
      <text:h text:style-name="P236" text:outline-level="2"><text:span text:style-name="T40"><text:tab/>22.</text:span><text:span text:style-name="T43">6</text:span><text:span text:style-name="T40"> #bake_arguments, $ and $$</text:span></text:h>
      <text:h text:style-name="P155" text:outline-level="2"><text:tab/>22.<text:span text:style-name="T164">7</text:span> A map function</text:h>
      <text:p text:style-name="P156"><text:tab/>22.8 Creating a dynamic array</text:p>
      <text:p text:style-name="P59"/>
      <text:h text:style-name="P21" text:outline-level="1"><text:soft-page-break/>23 Polymorphic arrays and structs</text:h>
      <text:h text:style-name="P58" text:outline-level="2"><text:tab/><text:span text:style-name="T93">23.1 Polymorphic arrays</text:span></text:h>
      <text:h text:style-name="P155" text:outline-level="2"><text:tab/>23.2 A more general map procedure</text:h>
      <text:h text:style-name="P155" text:outline-level="2"><text:tab/>23.3 Polymorphic structs</text:h>
      <text:p text:style-name="P156"><text:tab/>23.4 Restricting the type of polymorphic proc arguments</text:p>
      <text:p text:style-name="P156"><text:tab/>23.5 The $T/Object syntax</text:p>
      <text:p text:style-name="P160"><text:tab/>23.<text:span text:style-name="T158">6</text:span> The $T/<text:span text:style-name="T158">interface </text:span>Object syntax</text:p>
      <text:p text:style-name="P161"><text:tab/>23.<text:span text:style-name="T165">7</text:span> The #bake_constants <text:span text:style-name="T165">directive</text:span></text:p>
      <text:p text:style-name="P161"><text:tab/>23.<text:span text:style-name="T165">8</text:span> Polymorphic struct using #this and #bake_constants</text:p>
      <text:p text:style-name="P187"><text:tab/>23.9 Implementing a simple interface</text:p>
      <text:p text:style-name="P188"><text:tab/>23.10 The broadcaster design pattern</text:p>
      <text:p text:style-name="P70"/>
      <text:p text:style-name="P25"><text:span text:style-name="T194">23</text:span><text:span text:style-name="T192">B. Document types: a showcase of inheritance using structs </text:span><text:span text:style-name="T193">and</text:span><text:span text:style-name="T192"> </text:span><text:span text:style-name="T193">#</text:span><text:span text:style-name="T192">as</text:span></text:p>
      <text:p text:style-name="P15"/>
      <text:h text:style-name="P21" text:outline-level="1">24 Operator overloading</text:h>
      <text:p text:style-name="P156"><text:tab/>24.1 Operators and operator overloading</text:p>
      <text:h text:style-name="P58" text:outline-level="2"><text:tab/><text:span text:style-name="T93">24.</text:span><text:span text:style-name="T97">2</text:span><text:span text:style-name="T93"> Vector operators</text:span></text:h>
      <text:h text:style-name="P155" text:outline-level="2"><text:tab/>24.<text:span text:style-name="T190">3</text:span> Object operators</text:h>
      <text:p text:style-name="P156"><text:tab/>24.<text:span text:style-name="T190">4</text:span> The #poke_name directive</text:p>
      <text:p text:style-name="P22"/>
      <text:p text:style-name="P22">25 Context</text:p>
      <text:p text:style-name="P222"><text:span text:style-name="T37"><text:tab/></text:span><text:span text:style-name="T67">25.</text:span><text:span text:style-name="T71">1</text:span><text:span text:style-name="T67"> </text:span><text:span text:style-name="T71">What is the context?</text:span></text:p>
      <text:p text:style-name="P217"><text:span text:style-name="T37"><text:tab/></text:span><text:span text:style-name="T67">25.</text:span><text:span text:style-name="T71">2</text:span><text:span text:style-name="T67"> push_context</text:span></text:p>
      <text:p text:style-name="P156"><text:tab/>25.<text:span text:style-name="T190">3</text:span> push_allocator</text:p>
      <text:p text:style-name="P156"><text:tab/>25.<text:span text:style-name="T190">4</text:span> What does #no_context mean?</text:p>
      <text:p text:style-name="P156"><text:tab/>25.<text:span text:style-name="T190">5</text:span> Logging</text:p>
      <text:p text:style-name="P156"><text:tab/>25.<text:span text:style-name="T190">6</text:span> Temporary storage</text:p>
      <text:p text:style-name="P156"><text:tab/>25.<text:span text:style-name="T190">7</text:span> The stack trace</text:p>
      <text:p text:style-name="P159"><text:tab/>25.<text:span text:style-name="T190">8</text:span> The <text:span text:style-name="T160">print style</text:span></text:p>
      <text:p text:style-name="P162"><text:tab/>25.<text:span text:style-name="T190">9</text:span> <text:span text:style-name="T180">Check</text:span> if <text:span text:style-name="T180">a </text:span>variable is on <text:span text:style-name="T180">the s</text:span>tack</text:p>
      <text:p text:style-name="P162"/>
      <text:h text:style-name="P21" text:outline-level="1">26 Meta-programming</text:h>
      <text:h text:style-name="P58" text:outline-level="2"><text:tab/><text:span text:style-name="T93">26.1 The type table</text:span></text:h>
      <text:h text:style-name="P155" text:outline-level="2"><text:tab/>26.2 Running code at compile time with #run</text:h>
      <text:h text:style-name="P60" text:outline-level="3"><text:tab/><text:tab/><text:span text:style-name="T10">26.2.1 The #compile_time directive</text:span></text:h>
      <text:p text:style-name="P95"><text:tab/><text:tab/>26.2.2 The #no_reset directive</text:p>
      <text:p text:style-name="P31"><text:span text:style-name="T16"><text:tab/><text:tab/>26.2.</text:span><text:span text:style-name="T17">3</text:span><text:span text:style-name="T16"> </text:span><text:span text:style-name="T19">Using #run: </text:span><text:span text:style-name="T17">Computing a struct at compile-time </text:span><text:span text:style-name="T18">and retrieving at run-time</text:span></text:p>
      <text:p text:style-name="P31"/>
      <text:p text:style-name="P104"><text:soft-page-break/></text:p>
      <text:h text:style-name="P58" text:outline-level="2"><text:tab/><text:span text:style-name="T93">26.3 Compiling conditionally with #if</text:span></text:h>
      <text:h text:style-name="P155" text:outline-level="2"><text:tab/>26.4 Inserting code with #insert</text:h>
      <text:p text:style-name="P242"><text:span text:style-name="T62"><text:tab/><text:tab/></text:span><text:span text:style-name="T57">26.4.1 Inserting code strings with #insert</text:span></text:p>
      <text:p text:style-name="P94"><text:tab/><text:tab/>26.4.2 Inserting compile-time generated strings with #insert</text:p>
      <text:p text:style-name="P94"><text:tab/><text:tab/>26.4.3 Using #insert with multi-line strings</text:p>
      <text:p text:style-name="P94"><text:tab/><text:tab/>26.4.4 Using #insert -&gt; string</text:p>
      <text:h text:style-name="P218" text:outline-level="3"><text:span text:style-name="T37"><text:tab/><text:tab/></text:span><text:span text:style-name="T57">26.4.</text:span><text:span text:style-name="T59">5</text:span><text:span text:style-name="T57"> Type Code and #code</text:span></text:h>
      <text:p text:style-name="P157"><text:tab/></text:p>
      <text:p text:style-name="P163"/>
      <text:h text:style-name="P28" text:outline-level="1"><text:s/><text:span text:style-name="T205">26B M</text:span>acros <text:span text:style-name="T207">and #modify</text:span></text:h>
      <text:p text:style-name="P29"><text:tab/><text:span text:style-name="T99">26.5 Basics of macros</text:span></text:p>
      <text:p text:style-name="P223"><text:span text:style-name="T67"><text:tab/><text:tab/></text:span><text:span text:style-name="T57">26.5.1 Using a macro with #insert</text:span></text:p>
      <text:p text:style-name="P223"><text:span text:style-name="T57"><text:tab/><text:tab/>26.5.</text:span><text:span text:style-name="T58">2</text:span><text:span text:style-name="T57"> Using a macro with #insert </text:span><text:span text:style-name="T58">to unroll a for loop</text:span></text:p>
      <text:p text:style-name="P112"><text:tab/><text:tab/>26.<text:span text:style-name="T155">5</text:span>.<text:span text:style-name="T159">3</text:span> Using a macro for an inner proc</text:p>
      <text:p text:style-name="P199"><text:tab/><text:tab/><text:span text:style-name="T127">26.5.4 Using a macro with #insert,scope()</text:span></text:p>
      <text:h text:style-name="P243" text:outline-level="2"><text:span text:style-name="T40"><text:tab/><text:tab/></text:span><text:span text:style-name="T57">26.5.5 Using a macro for swapping values</text:span></text:h>
      <text:h text:style-name="P165" text:outline-level="2"><text:span text:style-name="T10"><text:tab/><text:tab/>26.5.</text:span><text:span text:style-name="T12">6</text:span><text:span text:style-name="T10"> </text:span><text:span text:style-name="T12">Measuring performance with</text:span><text:span text:style-name="T10"> a macro</text:span></text:h>
      <text:h text:style-name="P165" text:outline-level="2"><text:tab/>26.6 Using a for-expansion macro to define a for loop</text:h>
      <text:p text:style-name="P166"><text:tab/>26.7 A for-expansion macro for a double linked-list</text:p>
      <text:p text:style-name="P166"><text:tab/>26.<text:span text:style-name="T182">8</text:span> A for-expansion macro for a<text:span text:style-name="T182">n array</text:span></text:p>
      <text:h text:style-name="P167" text:outline-level="2"><text:tab/>26.<text:span text:style-name="T183">9</text:span> The #modify directive</text:h>
      <text:p text:style-name="P168"/>
      <text:p text:style-name="P166"/>
      <text:p text:style-name="P29"><text:s/><text:span text:style-name="T205">26C Applications of Metaprogramming</text:span></text:p>
      <text:p text:style-name="P30"><text:span text:style-name="T18"><text:tab/></text:span><text:span text:style-name="T99">26.</text:span><text:span text:style-name="T100">10</text:span><text:span text:style-name="T99"> SOA (Struct of Arrays)</text:span></text:p>
      <text:p text:style-name="P75"><text:span text:style-name="T109"><text:tab/><text:tab/></text:span><text:span text:style-name="T7">26.</text:span><text:span text:style-name="T8">10</text:span><text:span text:style-name="T7">.1 Data-oriented design</text:span></text:p>
      <text:h text:style-name="P110" text:outline-level="2"><text:tab/><text:tab/>26.<text:span text:style-name="T184">10</text:span>.2 Making a SOA struct using #insert</text:h>
      <text:h text:style-name="P64" text:outline-level="2"><text:tab/><text:span text:style-name="T93">26.1</text:span><text:span text:style-name="T95">1</text:span><text:span text:style-name="T93"> How to get the generated source files after the meta-program step?</text:span></text:h>
      <text:p text:style-name="P169"><text:tab/>26.1<text:span text:style-name="T183">2</text:span> How to get info on the nodes tree of a piece of code?</text:p>
      <text:p text:style-name="P244"><text:span text:style-name="T40"><text:tab/><text:tab/></text:span><text:span text:style-name="T57">26.12.1 </text:span><text:span text:style-name="T60">The </text:span><text:span text:style-name="T57">compiler_get_nodes </text:span><text:span text:style-name="T60">procedure</text:span></text:p>
      <text:p text:style-name="P111"><text:tab/><text:tab/>26.12.2 Changing the AST of code at compile-time</text:p>
      <text:p text:style-name="P168"><text:tab/>26.1<text:span text:style-name="T183">3</text:span> The #type directive <text:span text:style-name="T167">and type </text:span><text:span text:style-name="T206">variants</text:span></text:p>
      <text:p text:style-name="P168"><text:tab/>26.1<text:span text:style-name="T183">4</text:span> Getting the name of a variable at compile time</text:p>
      <text:p text:style-name="P168"><text:tab/>26.1<text:span text:style-name="T183">5</text:span> Converting code to string</text:p>
      <text:p text:style-name="P168"><text:tab/>26.1<text:span text:style-name="T183">6</text:span> Creating code for each member in a structure</text:p>
      <text:p text:style-name="P168"><text:span text:style-name="T14"><text:tab/></text:span>26.17 A type-tagged union</text:p>
      <text:p text:style-name="P170"><text:tab/>26.1<text:span text:style-name="T208">8</text:span> Creating code for <text:span text:style-name="T208">a list of types</text:span></text:p>
      <text:p text:style-name="P163"/>
      <text:h text:style-name="P23" text:outline-level="1">27 Working with Files</text:h>
      <text:p text:style-name="P62"><text:tab/><text:span text:style-name="T93">27.1 Basic file operations</text:span></text:p>
      <text:p text:style-name="P164"><text:soft-page-break/><text:tab/>27.<text:span text:style-name="T200">2</text:span> <text:span text:style-name="T200">Working with CSV files</text:span></text:p>
      <text:p text:style-name="P164"><text:tab/>27.3 How to copy some files from one folder to another</text:p>
      <text:p text:style-name="P164"><text:tab/>27.<text:span text:style-name="T213">4</text:span> Deleting subfolders</text:p>
      <text:p text:style-name="P164"><text:tab/>27.5 Working with Paths</text:p>
      <text:p text:style-name="P65"/>
      <text:h text:style-name="P32" text:outline-level="1">28 Inline assembly</text:h>
      <text:p text:style-name="P157"><text:tab/>28.<text:span text:style-name="T201">1</text:span> Inline assembly: what and why</text:p>
      <text:p text:style-name="P157"><text:tab/>28.2 How do Jai and inline assemby interact? - Declaring variables</text:p>
      <text:p text:style-name="P157"><text:tab/>28.3 Some background info</text:p>
      <text:p text:style-name="P205"><text:tab/><text:tab/><text:span text:style-name="T130">28.3.1 Overview of inline assembly instructions</text:span></text:p>
      <text:p text:style-name="P99"><text:tab/><text:tab/>28.3.2 List of size abbreviations</text:p>
      <text:p text:style-name="P99"><text:tab/><text:tab/>28.3.3 Assembly Language Data Types</text:p>
      <text:p text:style-name="P99"><text:tab/><text:tab/>28.3.4 Assembly Feature Flags</text:p>
      <text:p text:style-name="P99"><text:tab/><text:tab/>28.3.5 List of registers</text:p>
      <text:p text:style-name="P99"><text:tab/><text:tab/>28.3.6 The Machine_X64 module</text:p>
      <text:p text:style-name="P233"><text:span text:style-name="T50"><text:tab/></text:span><text:span text:style-name="T67">28.4 Immediate operands</text:span></text:p>
      <text:p text:style-name="P157"><text:tab/>28.5 Allocation and pinning</text:p>
      <text:p text:style-name="P157"><text:tab/>28.6 Feature flags</text:p>
      <text:p text:style-name="P99"><text:tab/><text:tab/>28.6.1 Global build level</text:p>
      <text:p text:style-name="P99"><text:tab/><text:tab/>28.6.2 Asm-block level</text:p>
      <text:p text:style-name="P99"><text:tab/><text:tab/>28.6.3 Checking on feature flags</text:p>
      <text:p text:style-name="P233"><text:span text:style-name="T50"><text:tab/></text:span><text:span text:style-name="T67">28.7 Using AVX and AVX2 SIMD operations</text:span></text:p>
      <text:p text:style-name="P241"><text:span text:style-name="T40"><text:tab/><text:tab/></text:span><text:span text:style-name="T57">28.7.1 Assembly memory operands: Loading memory into registers</text:span></text:p>
      <text:p text:style-name="P99"><text:tab/><text:tab/>28.7.2 Working with SIMD</text:p>
      <text:p text:style-name="P157"><text:tab/>28.8 Macros and asm</text:p>
      <text:p text:style-name="P157"><text:tab/>28.9 Compile-time execution</text:p>
      <text:p text:style-name="P157"><text:tab/>28.10 Other useful examples</text:p>
      <text:p text:style-name="P235"><text:span text:style-name="T40"><text:tab/><text:tab/></text:span><text:span text:style-name="T57">28.10.1 Manipulating an array through pointers</text:span></text:p>
      <text:p text:style-name="P99"><text:tab/><text:tab/>28.10.2 Load Effective Address (LEA) and Load and Read Instruction Example </text:p>
      <text:p text:style-name="P99"><text:tab/><text:tab/>28.10.3 Fetch and add macro to increment a variable</text:p>
      <text:p text:style-name="P114"><text:tab/><text:tab/>28.10.4 Binary swap</text:p>
      <text:p text:style-name="P109"><text:tab/><text:tab/>28.10.5 Reset Lowest Set Bit (BLSR)</text:p>
      <text:p text:style-name="P109"><text:tab/><text:tab/>28.10.6 Reversing 64-bits integer</text:p>
      <text:p text:style-name="P99"><text:tab/><text:tab/>28.10.<text:span text:style-name="T202">7</text:span> Broadcasting, rounding and masking with EVEX</text:p>
      <text:p text:style-name="P99"/>
      <text:p text:style-name="P33">29 Interacting with C</text:p>
      <text:h text:style-name="P66" text:outline-level="2"><text:tab/><text:span text:style-name="T93">29.1 Why would you call C?</text:span></text:h>
      <text:h text:style-name="P137" text:outline-level="2"><text:tab/>29.2 How to call C? The #foreign directives</text:h>
      <text:p text:style-name="P138"><text:tab/>29.3 Mapping a dynamic library</text:p>
      <text:p text:style-name="P138"><text:tab/>29.4 Converting a C header (.h) file </text:p>
      <text:h text:style-name="P137" text:outline-level="2"><text:tab/>29.<text:span text:style-name="T161">5</text:span> Examples on Linux</text:h>
      <text:h text:style-name="P137" text:outline-level="2"><text:tab/>29.<text:span text:style-name="T161">6</text:span> Examples on Windows</text:h>
      <text:p text:style-name="P201"><text:tab/><text:tab/><text:span text:style-name="T130">29.6.1 Calling system library functions</text:span></text:p>
      <text:p text:style-name="P99"><text:soft-page-break/><text:tab/><text:tab/>29.6.2 Calling user-defined library functions</text:p>
      <text:p text:style-name="P235"><text:span text:style-name="T41"><text:tab/>29.</text:span><text:span text:style-name="T42">7</text:span><text:span text:style-name="T41"> Callbacks and the #c_call directive </text:span></text:p>
      <text:p text:style-name="P138"><text:tab/>29.8 Getting the computer name: using #if, OS and C interaction</text:p>
      <text:p text:style-name="P138"><text:tab/>29.9 The Bindings_Generator module</text:p>
      <text:p text:style-name="P138"/>
      <text:h text:style-name="P32" text:outline-level="1">30 Integrated build system</text:h>
      <text:p text:style-name="P227"><text:span text:style-name="T38"><text:tab/></text:span><text:span text:style-name="T77">Intro: </text:span><text:span text:style-name="T76">What is a metaprogram?</text:span></text:p>
      <text:h text:style-name="P66" text:outline-level="2"><text:tab/><text:span text:style-name="T93">30.1 Workspaces</text:span></text:h>
      <text:h text:style-name="P137" text:outline-level="2"><text:tab/>30.2 The source file location directives</text:h>
      <text:h text:style-name="P137" text:outline-level="2"><text:tab/>30.3 A minimal build file</text:h>
      <text:p text:style-name="P99"><text:tab/><text:tab/>30.3.1 Compiling with add_build_file</text:p>
      <text:p text:style-name="P102"><text:tab/><text:tab/>30.3.<text:span text:style-name="T169">2</text:span> Compiling with add_build_<text:span text:style-name="T169">string</text:span></text:p>
      <text:p text:style-name="P102"><text:tab/><text:tab/>30.3.3 The #placeholder directive</text:p>
      <text:h text:style-name="P137" text:outline-level="2"><text:tab/>30.4 The build options</text:h>
      <text:p text:style-name="P79"><text:span text:style-name="T110"><text:tab/><text:tab/></text:span><text:span text:style-name="T15">30.4.1 The optimization level</text:span></text:p>
      <text:h text:style-name="P97" text:outline-level="3"><text:tab/><text:tab/>30.4.2 The output type</text:h>
      <text:h text:style-name="P97" text:outline-level="3"><text:tab/><text:tab/>30.4.3 The output executable name</text:h>
      <text:p text:style-name="P198"><text:tab/><text:tab/><text:span text:style-name="T127">30.4.3B The output path</text:span></text:p>
      <text:p text:style-name="P99"><text:tab/><text:tab/>30.4.3C The import path</text:p>
      <text:p text:style-name="P98"><text:tab/><text:tab/>30.4.4 The backend options</text:p>
      <text:h text:style-name="P97" text:outline-level="3"><text:tab/><text:tab/>30.4.5 Info about runtime errors and crashes</text:h>
      <text:h text:style-name="P97" text:outline-level="3"><text:tab/><text:tab/>30.4.6 Checks at runtime</text:h>
      <text:p text:style-name="P98"><text:tab/><text:tab/>30.4.7 runtime_storageless_type_info</text:p>
      <text:p text:style-name="P198"><text:tab/><text:tab/><text:span text:style-name="T127">30.4.7B Dead code elimination</text:span></text:p>
      <text:h text:style-name="P97" text:outline-level="3"><text:tab/><text:tab/>30.4.8 Optimizing LLVM or X64 build</text:h>
      <text:p text:style-name="P198"><text:tab/><text:tab/><text:span text:style-name="T127">30.4.</text:span><text:span text:style-name="T131">8B</text:span><text:span text:style-name="T127"> Setting machine-level asm options</text:span></text:p>
      <text:p text:style-name="P99"><text:tab/><text:tab/>30.4.9 Debug- and Release builds</text:p>
      <text:p text:style-name="P99"><text:tab/><text:tab/>30.4.10 Preventing the output of compiler messages</text:p>
      <text:p text:style-name="P138"><text:tab/>30.5 Changing the default metaprogram</text:p>
      <text:h text:style-name="P66" text:outline-level="2"><text:tab/></text:h>
      <text:h text:style-name="P39" text:outline-level="1"><text:span text:style-name="T211">30</text:span><text:span text:style-name="T210">B</text:span><text:span text:style-name="T211"> Manipulating the build process</text:span></text:h>
      <text:p text:style-name="P40"><text:span text:style-name="T211"><text:tab/></text:span><text:span text:style-name="T99">30.</text:span><text:span text:style-name="T101">6</text:span><text:span text:style-name="T99"> Intercepting the compiler message loop</text:span></text:p>
      <text:h text:style-name="P148" text:outline-level="2"><text:tab/>30.<text:span text:style-name="T168">7</text:span> Building and running on successful compilation</text:h>
      <text:p text:style-name="P150"><text:tab/>30.8 Getting the file to compile from the command-line and inlining</text:p>
      <text:p text:style-name="P180"><text:span text:style-name="T113"><text:tab/>3</text:span><text:span text:style-name="T112">0.</text:span><text:span text:style-name="T113">9</text:span><text:span text:style-name="T112"> Building and running with compiler command-line argument</text:span><text:span text:style-name="T113">s</text:span></text:p>
      <text:h text:style-name="P148" text:outline-level="2"><text:tab/>30.<text:span text:style-name="T179">10</text:span> Choosing a debug / release build with compiler command-line <text:tab/>arguments</text:h>
      <text:h text:style-name="P148" text:outline-level="2"><text:tab/>30.<text:span text:style-name="T168">1</text:span><text:span text:style-name="T179">1</text:span> <text:span text:style-name="T149">Enforcing</text:span> coding standards</text:h>
      <text:h text:style-name="P148" text:outline-level="2"><text:tab/>30.1<text:span text:style-name="T179">2</text:span> Generating LLVM bitcode</text:h>
      <text:p text:style-name="P149"><text:tab/>30.1<text:span text:style-name="T179">3</text:span> Using notes to do special metaprogramming</text:p>
      <text:p text:style-name="P149"><text:tab/>30.1<text:span text:style-name="T179">4</text:span> Writing and loading dynamic libraries and #program_export</text:p>
      <text:p text:style-name="P179"><text:span text:style-name="T209"><text:tab/>30.1</text:span><text:span text:style-name="T211">5</text:span><text:span text:style-name="T209"> </text:span><text:span text:style-name="T211">Adding</text:span><text:span text:style-name="T209"> binary dat</text:span><text:span text:style-name="T211">a to the executable</text:span></text:p>
      <text:p text:style-name="P177"><text:soft-page-break/><text:tab/>30.16 Simple example using the Bindings_Generator module</text:p>
      <text:p text:style-name="P177"><text:tab/>30.17 Generating bindings for the Raylib C library</text:p>
      <text:p text:style-name="P177"/>
      <text:p text:style-name="P146"/>
      <text:h text:style-name="P32" text:outline-level="1">31 Working with Threads</text:h>
      <text:h text:style-name="P66" text:outline-level="2"><text:tab/><text:span text:style-name="T93">31.1 Basics of threads</text:span></text:h>
      <text:h text:style-name="P142" text:outline-level="2"><text:tab/>31.<text:span text:style-name="T172">2</text:span> <text:span text:style-name="T172">T</text:span>hread <text:span text:style-name="T172">group</text:span>s</text:h>
      <text:p text:style-name="P101"><text:tab/><text:tab/>31.2.1 Concept and basic example</text:p>
      <text:p text:style-name="P101"><text:tab/><text:tab/>31.2.2 Getting results from the <text:span text:style-name="T173">t</text:span>hread <text:span text:style-name="T173">g</text:span>roup</text:p>
      <text:p text:style-name="P232"><text:span text:style-name="T50"><text:tab/><text:tab/></text:span><text:span text:style-name="T51">31.2.3</text:span><text:span text:style-name="T50"> Determining the number of threads to use</text:span></text:p>
      <text:p text:style-name="P101"><text:tab/><text:tab/>31.2.4 Periodically checking which portion of the work is completed</text:p>
      <text:p text:style-name="P144"><text:tab/>31.<text:span text:style-name="T174">3</text:span> <text:span text:style-name="T174">Mutexes</text:span></text:p>
      <text:h text:style-name="P142" text:outline-level="2"><text:tab/>31.<text:span text:style-name="T174">4</text:span> Building a program using OpenGL, macros and threads</text:h>
      <text:p text:style-name="P138"><text:tab/>31.5 Minimal implementation of Go-style channels</text:p>
      <text:p text:style-name="P139"/>
      <text:h text:style-name="P34" text:outline-level="1">3<text:span text:style-name="T170">2</text:span> Working with <text:span text:style-name="T170">processes</text:span></text:h>
      <text:h text:style-name="P220" text:outline-level="2"><text:span text:style-name="T38"><text:tab/></text:span><text:span text:style-name="T70">32.1 Running a process within a program</text:span></text:h>
      <text:h text:style-name="P140" text:outline-level="2"><text:tab/>32.2 Creating a process</text:h>
      <text:h text:style-name="P140" text:outline-level="2"><text:tab/>32.3 Writing to a process</text:h>
      <text:h text:style-name="P140" text:outline-level="2"><text:tab/>32.<text:span text:style-name="T170">4</text:span> <text:span text:style-name="T170">Reading from</text:span> a process</text:h>
      <text:p text:style-name="P141"/>
      <text:h text:style-name="P35" text:outline-level="1">3<text:span text:style-name="T171">3</text:span> <text:span text:style-name="T171">Graphical(GUI) modules</text:span></text:h>
      <text:p text:style-name="P210"><text:span text:style-name="T1"><text:tab/></text:span><text:span text:style-name="T137">33.1 The GLFW module</text:span></text:p>
      <text:p text:style-name="P143"><text:tab/>33.<text:span text:style-name="T187">2</text:span> The SDL module</text:p>
      <text:p text:style-name="P143"><text:tab/>33.<text:span text:style-name="T187">3</text:span> The GL module</text:p>
      <text:p text:style-name="P143"><text:tab/>33.<text:span text:style-name="T187">4</text:span> Direct3D</text:p>
      <text:p text:style-name="P147"><text:tab/>33.<text:span text:style-name="T187">5</text:span> The Simp module</text:p>
      <text:p text:style-name="P245"><text:span text:style-name="T63"><text:tab/><text:tab/></text:span><text:span text:style-name="T57">33.5.1 A simple window</text:span></text:p>
      <text:p text:style-name="P246"><text:span text:style-name="T57"><text:tab/><text:tab/>33.5.2 A </text:span><text:span text:style-name="T61">colored triangle</text:span></text:p>
      <text:p text:style-name="P115"><text:tab/><text:tab/>33.5.3 Drawing a circle using triangles</text:p>
      <text:p text:style-name="P113"><text:tab/><text:tab/>33.5.4 A bouncing square</text:p>
      <text:p text:style-name="P113"><text:tab/><text:tab/>33.5.5 A <text:span text:style-name="T214">c</text:span>hess <text:span text:style-name="T214">b</text:span>oard</text:p>
      <text:p text:style-name="P113"><text:tab/><text:tab/>33.5.6 A moving shape</text:p>
      <text:p text:style-name="P147"><text:tab/>33.<text:span text:style-name="T187">6</text:span> The Getrect module</text:p>
      <text:p text:style-name="P143"><text:tab/>33.7 The Window_Creation module</text:p>
      <text:p text:style-name="P143"><text:tab/>33.8 The Input module</text:p>
      <text:p text:style-name="P215"><text:span text:style-name="T23"><text:tab/>33.</text:span><text:span text:style-name="T26">9</text:span><text:span text:style-name="T23"> How to load a font with Si</text:span><text:span text:style-name="T26">mp</text:span></text:p>
      <text:p text:style-name="P178"><text:tab/>33.10 How to load a texture with Simp</text:p>
      <text:p text:style-name="P178"><text:tab/>33.11 How to play a sound with module Sound_Player</text:p>
      <text:p text:style-name="P178"><text:tab/>33.12 How to disable a Windows app from opening the console</text:p>
      <text:p text:style-name="P178"/>
      <text:p text:style-name="P143"><text:soft-page-break/></text:p>
      <text:h text:style-name="P36" text:outline-level="1">3<text:span text:style-name="T178">4</text:span> <text:span text:style-name="T178">Other useful</text:span><text:span text:style-name="T171"> modules</text:span></text:h>
      <text:p text:style-name="P211"><text:span text:style-name="T3"><text:tab/></text:span><text:span text:style-name="T137">3</text:span><text:span text:style-name="T138">4</text:span><text:span text:style-name="T137">.1 The </text:span><text:span text:style-name="T138">Sort</text:span><text:span text:style-name="T137"> module</text:span></text:p>
      <text:p text:style-name="P145"><text:tab/>34.2 The Hash_Table module</text:p>
      <text:p text:style-name="P145"><text:tab/>34.3 The Pool module</text:p>
      <text:p text:style-name="P202"><text:tab/><text:tab/><text:span text:style-name="T130">34.3.1 Using a Pool </text:span></text:p>
      <text:p text:style-name="P103"><text:tab/><text:tab/>34.3.2 Allocating a struct on a Pool</text:p>
      <text:p text:style-name="P103"><text:tab/><text:tab/>34.3.3 Using a pool with a macro </text:p>
      <text:p text:style-name="P103"><text:tab/><text:tab/>34.3.4 Using a flat pool</text:p>
      <text:p text:style-name="P145"><text:tab/>34.4 The Mail module</text:p>
      <text:p text:style-name="P145"/>
      <text:p text:style-name="P145"/>
      <text:h text:style-name="P41" text:outline-level="1">3<text:span text:style-name="T212">5</text:span> <text:span text:style-name="T212">External</text:span><text:span text:style-name="T171"> modules</text:span></text:h>
      <text:p text:style-name="P42"><text:span text:style-name="T99"><text:tab/>3</text:span><text:span text:style-name="T102">5</text:span><text:span text:style-name="T99">.1 </text:span><text:span text:style-name="T102">Raylib</text:span></text:p>
      <text:p text:style-name="P145"/>
      <text:h text:style-name="P41" text:outline-level="1">3<text:span text:style-name="T212">6</text:span> <text:span text:style-name="T212">Plugins</text:span></text:h>
      <text:p text:style-name="P214"><text:span text:style-name="T23"><text:tab/>3</text:span><text:span text:style-name="T24">6</text:span><text:span text:style-name="T23">.1 </text:span><text:span text:style-name="T24">What are plugins and how to use them?</text:span></text:p>
      <text:p text:style-name="P176"><text:tab/>36.2 How to make your own plugin?</text:p>
      <text:p text:style-name="P214"><text:span text:style-name="T24"><text:tab/>36.</text:span><text:span text:style-name="T25">3</text:span><text:span text:style-name="T24"> Plugins in the standard distribution</text:span></text:p>
      <text:p text:style-name="P42"/>
      <text:p text:style-name="P173"/>
      <text:p text:style-name="P173">A description/discussion of some larger <text:span text:style-name="T215">and complete </text:span>programs, in progressive difficulty:</text:p>
      <text:p text:style-name="P173"/>
      <text:h text:style-name="P37" text:outline-level="1"><text:span text:style-name="T156">50</text:span> <text:span text:style-name="T156">The guessing game</text:span></text:h>
      <text:p text:style-name="P183"><text:tab/>50.1 Linux version</text:p>
      <text:p text:style-name="P183"><text:tab/>50.2 Windows version</text:p>
      <text:p text:style-name="P116"/>
      <text:h text:style-name="P38" text:outline-level="1"><text:span text:style-name="T156">5</text:span><text:span text:style-name="T186">1</text:span> <text:span text:style-name="T156">The </text:span><text:span text:style-name="T186">G</text:span><text:span text:style-name="T156">ame </text:span><text:span text:style-name="T186">of Life</text:span></text:h>
      <text:p text:style-name="P185"><text:tab/>51.1 A console print version</text:p>
      <text:p text:style-name="P184"><text:tab/>51.2 A graphical version</text:p>
      <text:p text:style-name="P72"/>
      <text:h text:style-name="P251" text:outline-level="1"><text:span text:style-name="T156">5</text:span><text:span text:style-name="T215">2</text:span> <text:span text:style-name="T156">The </text:span><text:span text:style-name="T215">Pong game</text:span></text:h>
      <text:p text:style-name="P262"><text:tab/>5<text:span text:style-name="T215">2</text:span>.1 A <text:span text:style-name="T215">Simp</text:span> version</text:p>
      <text:p text:style-name="P262"><text:tab/>5<text:span text:style-name="T215">2</text:span>.2 A version <text:span text:style-name="T215">using Raylib</text:span></text:p>
      <text:p text:style-name="P260"/>
      <text:p text:style-name="P261"/>
      <text:p text:style-name="P261">Jaibreak</text:p>
      <text:p text:style-name="P261">SimpleGames.jai</text:p>
      <text:p text:style-name="P261">Invaders</text:p>
      <text:p text:style-name="P261"><text:soft-page-break/>Chess</text:p>
      <text:p text:style-name="P71"/>
      <text:p text:style-name="P71">Larger example programs:</text:p>
      <text:h text:style-name="P221" text:outline-level="2"><text:span text:style-name="T52"><text:tab/></text:span><text:span text:style-name="T83">23B. Document types: a</text:span><text:span text:style-name="T82"> showcase of inheritance using structs, as and <text:tab/>polymorphism</text:span></text:h>
      <text:p text:style-name="P181"><text:tab/>27.2 Deleting subfolders</text:p>
      <text:p text:style-name="P182"><text:tab/>31.2 Building a program using OpenGL, macros and threads</text:p>
      <text:h text:style-name="P186" text:outline-level="1"><text:tab/><text:span text:style-name="T215">All programs in § &gt;= 50</text:span></text:h>
      <text:p text:style-name="P2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2T14:27:56.542000000</dc:date>
    <meta:editing-duration>P17DT18H22M51S</meta:editing-duration>
    <meta:editing-cycles>242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550" meta:word-count="2806" meta:character-count="17979" meta:non-whitespace-character-count="15002"/>
  </office:meta>
</office:document-meta>
</file>